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Chapitre_20_Titre">
      <style:paragraph-properties fo:break-before="page"/>
    </style:style>
    <style:style style:name="P2" style:family="paragraph" style:parent-style-name="Titre_20_A">
      <style:text-properties fo:font-variant="small-caps"/>
    </style:style>
    <style:style style:name="P3" style:family="paragraph" style:parent-style-name="Heading" style:master-page-name="Standard">
      <style:paragraph-properties style:page-number="auto"/>
    </style:style>
    <style:style style:name="T1" style:family="text">
      <style:text-properties fo:font-style="normal" style:font-style-asian="normal" style:font-style-complex="italic"/>
    </style:style>
    <style:style style:name="T2" style:family="text">
      <style:text-properties fo:font-style="normal" fo:background-color="transparent" loext:char-shading-value="0" style:font-style-asian="normal" style:font-style-complex="italic"/>
    </style:style>
    <style:style style:name="T3" style:family="text">
      <style:text-properties style:font-style-complex="italic"/>
    </style:style>
    <style:style style:name="T4" style:family="text">
      <style:text-properties style:text-position="super 58%"/>
    </style:style>
    <style:style style:name="T5" style:family="text">
      <style:text-properties fo:background-color="#00ffff" loext:char-shading-value="0"/>
    </style:style>
    <style:style style:name="T6" style:family="text">
      <style:text-properties fo:font-style="italic"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fo:font-weight="bold" style:font-weight-asian="bold"/>
    </style:style>
    <style:style style:name="T9" style:family="text">
      <style:text-properties fo:font-variant="small-caps"/>
    </style:style>
    <style:style style:name="T10" style:family="text">
      <style:text-properties fo:background-color="transparent" loext:char-shading-value="0"/>
    </style:style>
    <style:style style:name="T11" style:family="text">
      <style:text-properties officeooo:rsid="0014a087" fo:background-color="transparent" loext:char-shading-value="0"/>
    </style:style>
    <style:style style:name="T12"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CTIONNAIRE TOPOGRAPHIQUE<text:line-break/>DU<text:line-break/>DÉPARTEMENT DE LA LOIRE-INFÉRIEURE</text:p>
      <text:p text:style-name="P1"><text:span text:style-name="Page">{VI}</text:span>PRÉFACE</text:p>
      <text:p text:style-name="Texte_20_Ital">L’ouvrage que nous publions sous le titre de <text:span text:style-name="T1">Dictionnaire Topographique du département de la Loire-Inférieure</text:span> a été composé pour servir de supplément, d’appendice à une <text:span text:style-name="T1">Etude sur l’origine et la formation des noms de lieu du département de la Loire-Inférieure.</text:span> Nous l’avons transformé en dictionnaire topographique en ajoutant quelques notes très courtes à certains noms, concernant principalement la géographie historique. Rédigé uniquement au point de vue linguistique, cet ouvrage contient des séries de noms de lieu qui n’ont jamais été habités et qui sont exclus des Dictionnaires topographiques publiés par le Ministère de l’Instruction publique.</text:p>
      <text:p text:style-name="Texte_20_Ital">C’est ainsi que nous avons tenté de retrouver tous les noms d’origine celtique ou bretonne et principalement les formes usitées aux XVI<text:span text:style-name="T4">e</text:span> et XVII<text:span text:style-name="T4">e</text:span> siècles, dates principales de la disparition de la langue bretonne dans une partie du Département, et de rétablir des séries à peu près complètes de noms issus de formations identiques tels que les noms composés avec les mots <text:span text:style-name="T1">bran</text:span>, <text:span text:style-name="T1">lenic</text:span>, <text:span text:style-name="T1">mani</text:span>, <text:span text:style-name="T1">si</text:span>, etc. Pour la partie française du Département nous n’avon<text:span text:style-name="T10">s pas cru devoir reproduire tous les noms de lieu non habités formés de noms d’homme ; ces noms n’offrent la plupart du temps aucun intérêt quand ils sont composés avec des suffixes tels que </text:span><text:span text:style-name="T2">—ière</text:span><text:span text:style-name="T10"> ou </text:span><text:span text:style-name="T2">—erie</text:span><text:span text:style-name="T10"> ;</text:span> quant aux autres formations faites avec des mots placés en préfixes comme <text:span text:style-name="T1">chez —</text:span>, <text:span text:style-name="T1">menée —</text:span>, <text:span text:style-name="T1">noë —</text:span>, <text:span text:style-name="T1">virée —</text:span>, etc., nous avons reproduit ceux qui nous paraissaient offrir le plus d’interêt.</text:p>
      <text:p text:style-name="Texte_20_Ital_20_Date">Rennes, 25 juin 1904.</text:p>
      <text:p text:style-name="Texte_20_Source">H.Q.</text:p>
      <text:p text:style-name="P1"><text:span text:style-name="Page">{VII}</text:span>INTRODUCTION</text:p>
      <text:p text:style-name="Partie_20_Titre_20_NS">I<text:span text:style-name="T4">re</text:span> PARTIE</text:p>
      <text:p text:style-name="Section_20_Titre_20_NS">I. — REMARQUES SUR L’ORTHOGRAPHE DES NOMS DE LIEU</text:p>
      <text:p text:style-name="Text">Nous avons dû, dans le courant de cet ouvrage, modifier à plusieurs reprises, mais d’une façon très discrète du reste, l’orthographe de certains noms de lieu. Nous avons pensé, en effet, que l’addition de lettres inutiles dont on se plaît tant aujourd’hui à enjoliver les mots, était un obstacle sérieux pour les chercheurs désireux de retrouver dans les noms modernes les noms employés dans les documents anciens. C’est ainsi que dans une bonne partie du Département dans laquelle la langue bretonne était en usage aux derniers siècles, les noms bretons ont été <text:span text:style-name="T6">francisés</text:span> d’une façon si ridicule, qu’il serait inutile sous leur forme moderne, d’en rechercher l’origine. Dans les noms d’origine française les transformations ont été moins graves ; néanmoins, nous avons pensé que, sans modifier, d’une façon radicale l’orthographe des noms, nous pouvions ajouter ou supprimer une lettre quand le cas se présenterait, de façon à rétablir <text:span text:style-name="Page">{VIII}</text:span>les noms de lieu dans une orthographe cadrant mieux avec leur origine, en tenant compte des règles de linguistique qui ont présidé à leur formation.</text:p>
      <text:p text:style-name="Text">Pour justifier ces changements dont on pourrait nous accuser, nous pourrions répondre que tout au moins nous avons usé d’un droit dont tous les agents municipaux ont eux-mêmes usé, puisqu’il faut bien le reconnaître, ce sont les maires et leurs subordonnés qui souvent règlent à leur volonté l’orthographe des noms de leurs communes, ou même, sous prétexte que le nom se présente mal, en font voter par le conseil municipal la transformation, quitte à la faire ensuite régulariser officiellement par décret.</text:p>
      <text:p text:style-name="Text">Quand on consulte les archives communales, on se rend compte immédiatement qu’en général les noms des communes n’ont pris une tournure vicieuse qu’à partir de la seconde moitié du XIX<text:span text:style-name="T4">e</text:span> siècle. Jusqu’en 1850 environ, les noms sont presque toujours écrits convenablement. En abandonnant donc l’orthographe actuelle pour reprendre l’ancienne, ce ne serait pas un retour à l’ignorance, comme on l’a dit, ce serait un progrès.</text:p>
      <text:p text:style-name="Text">Nous avons retranché l’<text:span text:style-name="T6">—s</text:span> final de <text:span text:style-name="T6">Donge—s, Mauve—s, Monnière—s, Varade—s ;</text:span> ces noms provenant de <text:span text:style-name="T6">Dongia, Malva, Molinaria, Varethda,</text:span> l’<text:span text:style-name="T6">—s</text:span> dont on les gratifie ne saurait s’expliquer. Dans <text:span text:style-name="T6">Lusangé</text:span> et <text:span text:style-name="T6">Mésangé,</text:span> écrits ordinairement Lusang<text:span text:style-name="T6">er,</text:span> Mésang<text:span text:style-name="T6">er,</text:span> la finale <text:span text:style-name="T6">—r</text:span> n’a rien à faire avec les formes en <text:span text:style-name="T6">—acus</text:span> qui ont donné ces noms. <text:span text:style-name="T6">Treffieux</text:span> et <text:span text:style-name="T6">Vigneux</text:span> sont des formes récentes ; nous les avons remplacées par celles qui étaient usitées au dernier siècle, Treffieu<text:span text:style-name="T6">c,</text:span> Vigneu<text:span text:style-name="T6">c,</text:span> conformes à l’origine de ces noms.</text:p>
      <text:p text:style-name="Text">Dans tous les noms actuels en <text:span text:style-name="T6">—ac</text:span> de la partie bretonne du département, le <text:span text:style-name="T6">—c</text:span> final est tombé dans la prononciation et quelquefois dans l’orthographe, et l’<text:span text:style-name="T6">—a</text:span> s’est allongé. Sans tenir compte de ce phénomène qui est le même que celui qui a produit les formes <text:span text:style-name="T6">—eux</text:span> pour <text:span text:style-name="T6">—euc,</text:span> nous avons conservé l’orthographe <text:span text:style-name="T6">—ac.</text:span> Il en est de même pour certains noms en <text:span text:style-name="T6">—er,</text:span> d’origine bretonne, prononcés <text:span text:style-name="T6">—é,</text:span> comme Mesqu<text:span text:style-name="T6">er,</text:span> et pour les noms bretons formés avec <text:span text:style-name="T6">lenic—,</text:span> que l’on prononce <text:span text:style-name="T6">lény—.</text:span></text:p>
      <text:p text:style-name="Text">Quant aux noms bretons formés avec le mot <text:span text:style-name="T6">lan—,</text:span> suivis d’un nom commençant par <text:span text:style-name="T6">b—,</text:span> ou <text:span text:style-name="T6">p—,</text:span> nous leur avons conservé l’orthographe bretonne, et c’est ainsi que nous avons écrit <text:span text:style-name="T6">Lanbihen</text:span> au lieu de La<text:span text:style-name="T6">m</text:span>bihen, — afin de les distinguer des noms d’origine française tels que <text:span text:style-name="T6">Lamberderie.</text:span> Exception a été faite cependant pour les noms bretons aujourd’hui disparus écrits <text:span text:style-name="T6">lam—</text:span> dans les textes : <text:span text:style-name="T6">Lampridic.</text:span></text:p>
      <text:p text:style-name="Text">Dans <text:span text:style-name="T6">Campbon,</text:span> le <text:span text:style-name="T6">p</text:span> ne saurait que faire attribuer à ce nom une origine <text:span text:style-name="Page">{IX}</text:span><text:span text:style-name="T6">Campus bonus,</text:span> alors qu’il vient du celtique <text:span text:style-name="T6">Cammdun</text:span> que l’on trouve sous la forme <text:span text:style-name="T6">Cambidono</text:span> à l’époque mérovingienne. Ce nom devra donc être cherché sous la forme <text:span text:style-name="T6">Cambon</text:span> qu’il avait conservée du reste jusqu’à ces dernières années.</text:p>
      <text:p text:style-name="Text">Nous n’avons pas touché à l’orthographe de <text:span text:style-name="T6">Bouaye</text:span> et de <text:span text:style-name="T6">Bouée,</text:span> écrits autrefois <text:span text:style-name="T6">Bois ;</text:span> ces modifications auraient pu entraîner des erreurs au sujet de la topographie de ces communes. Il en a été de même pour <text:span text:style-name="T6">Lavau,</text:span> — vallis — que l’on devrait cependant écrire <text:span text:style-name="T6">La Vau,</text:span> et pour <text:span text:style-name="T6">Paimbœuf,</text:span> dont <text:soft-page-break/>l’orthographe devrait être <text:span text:style-name="T6">Penbœuf.</text:span> Ces noms sont trop connus pour qu’il soit possible de les modifier.</text:p>
      <text:p text:style-name="Text">Certains noms français commençant par A, comme l’<text:span text:style-name="T6">Aubinière,</text:span> l’<text:span text:style-name="T6">Aubrière,</text:span> sont écrits couramment par <text:span text:style-name="T6">L, Laubinière, Laubrière.</text:span> Ces noms qui dérivent de <text:span text:style-name="T6">Aubin, Aubry,</text:span> ne sauraient conserver l’L initial.</text:p>
      <text:p text:style-name="Text">Quelques noms, très rares heureusement, sont aujourd’hui tellement méconnaissables que nous avons cru nécessaire de les citer sous deux formes : c’est ainsi que l’<text:span text:style-name="T6">Ortiouse</text:span> est devenu <text:span text:style-name="T6">North-House.</text:span></text:p>
      <text:p text:style-name="Text">Pour l’identification des noms anciens nous nous sommes servi des travaux jusqu’ici publiés, et dont on trouvera la liste dans les sources de ce dictionnaire. Beaucoup de noms n’avaient pas encore été identifiés ; nous avons tenté de le faire autant que cela était possible. Néanmoins nous avons dû mentionner sans identification quelques noms anciens qui ont complètement disparu de la toponomastie actuelle.</text:p>
      <text:p text:style-name="Text">Une difficulté se présentait pour les noms antérieurs au XVI<text:span text:style-name="T4">e</text:span> siècle de la partie bretonne du département. En effet, avant le XV<text:span text:style-name="T4">e</text:span> siècle tous ces noms sont exprimés en breton. Vers le milieu du XV<text:span text:style-name="T4">e</text:span> siècle il s’est produit, sous des influences que nous ne saurions discuter ici, une réaction française qui s’est répercutée sur les noms de lieu. Dans les aveux déposés à la Chambre des Comptes de Bretagne dans la seconde moitié du XV<text:span text:style-name="T4">e</text:span> siècle, les noms de lieu ont une forme française. Au XVI<text:span text:style-name="T4">e</text:span>, ils ont été exprimés de nouveau en breton. Pour ne pas mentionner deux fois le même nom sous des formes différentes, nous avons inséré chaque nom dans sa dernière forme en indiquant les différentes transformations qu’il a subies. Ainsi le <text:span text:style-name="T6">Kerflisse</text:span> d’aujourd’hui était au XIV<text:span text:style-name="T4">e</text:span> siècle <text:span text:style-name="T6">Kerfélice,</text:span> au XV<text:span text:style-name="T4">e</text:span> <text:span text:style-name="T6">la Ville-Félice,</text:span> au XVI<text:span text:style-name="T4">e</text:span> <text:span text:style-name="T6">Kerflice ; Coët-Lazay</text:span> est devenu <text:span text:style-name="T6">le Bois-Nozay.</text:span></text:p>
      <text:p text:style-name="Section_20_Titre"><text:span text:style-name="Page"><text:span text:style-name="T8">{X}</text:span></text:span>II. — ORIGINE DES NOMS DE LIEU</text:p>
      <text:p text:style-name="Text">Les noms de lieu du département de la Loire-Inférieure se rattachent à quatre sources principales : 1° le celtique ; 2° le latin ; 3° le breton ; 4° le français.</text:p>
      <text:p text:style-name="Texte_20_1LA">1° <text:span text:style-name="T9">Origines celtiques et gauloises.</text:span> — Les noms d’origine celtique ou gauloise sont encore nombreux. Il existe d’abord toute une série de noms formés avec <text:span text:style-name="T6">—dun : Sandun, Caillodun, Rodun, Maisdon,</text:span> etc. Les noms ainsi formés indiquent peut-être la présence d’anciens clans gaulois ; ils correspondent en tout cas, dans la Loire-Inférieure, à des monuments mégalithiques ou à des retranchements de terre.</text:p>
      <text:p text:style-name="Text"><text:span text:style-name="T6">Betulla</text:span> a donné Boulay, la Boulaie, Kerbézo ; <text:span text:style-name="T6">— Cambo,</text:span> Cambon ; <text:span text:style-name="T6">— Carpentum,</text:span> Corbon, les Corbons ; <text:span text:style-name="T6">— Dêva,</text:span> la Divate ; <text:span text:style-name="T6">— Malva</text:span> (<text:span text:style-name="Grec">Μαλούας</text:span>), Mauve ; <text:span text:style-name="T6">— Matronas,</text:span> la Marne ; <text:span text:style-name="T6">— Roto,</text:span> Rezé (Ratiatum), Rouans (Rotohenge) ; <text:span text:style-name="T6">— Savus</text:span> (<text:span text:style-name="Grec">Σαῦος</text:span>), la Sèvre ; <text:span text:style-name="T6">— Seno,</text:span> Sandun (Seno-duno) ; <text:span text:style-name="T6">— Uxello,</text:span> Kerhuel ; etc.</text:p>
      <text:p text:style-name="Texte_20_1LA">2° <text:span text:style-name="T9">Origines latines et gallo-romaines.</text:span> — Les noms d’origine gallo-romaine forment principalement une grande catégorie de noms en <text:span text:style-name="T6">—ac</text:span> (variantes <text:span text:style-name="T6">—é, —ey, —ay</text:span>). Ils dérivent de noms d’homme. Nous trouvons, parmi les gentilices : <text:span text:style-name="T6">Avitius</text:span> (Avessac), <text:span text:style-name="T6">Campanius</text:span> (Cambéniac), <text:span text:style-name="T6">Cusius</text:span> (Cuziac), <text:span text:style-name="T6">Gavidius</text:span> (Joué), <text:span text:style-name="T6">Juvinius</text:span> (Juigné), <text:span text:style-name="T6">Martius</text:span> (Marsac), <text:span text:style-name="T6">Rufius</text:span> (Roffiac), <text:span text:style-name="T6">Taurius</text:span> (Thouaré) ; etc.</text:p>
      <text:p text:style-name="Text">Parmi les cognomina qui ont servi à former les noms de lieu, on peut citer : <text:span text:style-name="T6">Acer</text:span> (Assérac), <text:span text:style-name="T6">Macer</text:span> (Massérac, Mézerac), <text:span text:style-name="T6">Severus</text:span> (Sévérac) ; etc.</text:p>
      <text:p text:style-name="Text">Tous ces noms ont conservé la forme <text:span text:style-name="T6">—ac</text:span> dans la partie bretonne du département ; ailleurs <text:span text:style-name="T6">—ac</text:span> est devenu <text:span text:style-name="T6">—é, —ey, —ay. Sabinius</text:span> a donné <text:span text:style-name="T6">Savenac</text:span> (breton), et <text:span text:style-name="T6">Savenay</text:span> (français).</text:p>
      <text:p text:style-name="Text">Un certain nombre de noms ont été formés d’un nom d’homme gallo-romain avec la terminaison en <text:span text:style-name="T6">—acus,</text:span> et d’un mot breton ; <text:span text:style-name="T6">Lévérac : Les</text:span> (aula) <text:span text:style-name="T6">— Verus ; Lesnerac : Les-Nerus,</text:span> Ces formations n’apparaissent que tardivement dans les textes ; elles ne sont pas antérieures à l’établissement des Bretons insulaires en Armorique.</text:p>
      <text:p text:style-name="Texte_20_1LA"><text:soft-page-break/><text:span text:style-name="Page">{XI}</text:span>3° <text:span text:style-name="T9">Origines bretonnes.</text:span> — Les noms d’origines bretonnes sont simples ou composés. Les noms simples sont soit au singulier : <text:span text:style-name="T6">Armor, Bez, Bran, Mené, Quénet, Scal,</text:span> etc. : soit au pluriel : <text:span text:style-name="T6">Couëdo</text:span> (Coet). <text:span text:style-name="T6">Drézéno</text:span> (Drezen), <text:span text:style-name="T6">Méneo</text:span> (Menez), etc. ; soit au diminutif : <text:span text:style-name="T6">Couédic</text:span> (Coët-ic), <text:span text:style-name="T6">Manéric</text:span> (Maner-ic), etc.</text:p>
      <text:p text:style-name="Texte_20_1LB">Les noms composés, beaucoup plus nombreux que les premiers, sont formés de plusieurs termes dont l’un indique :</text:p>
      <text:p text:style-name="Texte_20_1LB">1° L’idée d’habitation ou de propriété :</text:p>
      <text:p text:style-name="Texte_20_Terme"><text:span text:style-name="T6">Bor :</text:span> Bornué, Borniéri, etc. ;</text:p>
      <text:p text:style-name="Texte_20_Terme"><text:span text:style-name="T6">Bot :</text:span> Bot-en-Vignerion, Bolomel, etc. ;</text:p>
      <text:p text:style-name="Texte_20_Terme"><text:span text:style-name="T6">Ker :</text:span> Kercabélec, Keroland, etc. ;</text:p>
      <text:p text:style-name="Texte_20_Terme"><text:span text:style-name="T6">Les, lis :</text:span> Lesguiriac, Liergoff, etc. ;</text:p>
      <text:p text:style-name="Texte_20_Terme"><text:span text:style-name="T6">Mes, mis :</text:span> Mes-er-Gal, Mesbérin, etc. ;</text:p>
      <text:p text:style-name="Texte_20_Terme"><text:span text:style-name="T6">Prat :</text:span> Prabélec, Prat-Durand, etc. ;</text:p>
      <text:p text:style-name="Texte_20_Terme"><text:span text:style-name="T6">Ran :</text:span> Rangeslin, Ranhocar, etc. ; etc.</text:p>
      <text:p text:style-name="Texte_20_Terme"><text:span text:style-name="T6">Tre, treb :</text:span> Trévillac, Trébastier, etc. ; etc.</text:p>
      <text:p text:style-name="Texte_20_1LAB">2° Soit l’idée d’une situation physique quelconque :</text:p>
      <text:p text:style-name="Texte_20_Terme"><text:span text:style-name="T6">Bran :</text:span> Brandenac, Brantonnet, etc. ;</text:p>
      <text:p text:style-name="Texte_20_Terme"><text:span text:style-name="T6">Clé, Cloed :</text:span> Clédrun, Clébrandu, etc. ;</text:p>
      <text:p text:style-name="Texte_20_Terme"><text:span text:style-name="T6">Coët :</text:span> Coëtlazay, Coëdros, etc. ;</text:p>
      <text:p text:style-name="Texte_20_Terme"><text:span text:style-name="T6">Cré, creac’h :</text:span> Crémeur, Cramaguet, etc. ;</text:p>
      <text:p text:style-name="Texte_20_Terme"><text:span text:style-name="T6">Goez, gues :</text:span> Guesquen, Guesval, etc. ;</text:p>
      <text:p text:style-name="Texte_20_Terme"><text:span text:style-name="T6">Gueun :</text:span> Gueunsquer, etc. ;</text:p>
      <text:p text:style-name="Texte_20_Terme"><text:span text:style-name="T6">Hent :</text:span> Hent-Torret, etc. ;</text:p>
      <text:p text:style-name="Texte_20_Terme"><text:span text:style-name="T6">Knech :</text:span> Knechguen, Knechmegar, etc. ;</text:p>
      <text:p text:style-name="Texte_20_Terme"><text:span text:style-name="T6">Mani :</text:span> Mani-Jacob, Manifrézour, etc. ;</text:p>
      <text:p text:style-name="Texte_20_Terme"><text:span text:style-name="T6">Pen :</text:span> Penbulzo, Penchâteau, etc. ;</text:p>
      <text:p text:style-name="Texte_20_Terme"><text:span text:style-name="T6">Poul :</text:span> Poulgestin, Poulgastel, etc. ;</text:p>
      <text:p text:style-name="Texte_20_Terme"><text:span text:style-name="T6">Roch :</text:span> Rohplat, Rohtrès, etc. ;</text:p>
      <text:p text:style-name="Texte_20_Terme"><text:span text:style-name="T6">Ros :</text:span> Rosconan, Rostu, etc. ;</text:p>
      <text:p text:style-name="Texte_20_Terme"><text:span text:style-name="T6">Stang :</text:span> Stanguic, Stangonan, etc. ;</text:p>
      <text:p text:style-name="Texte_20_Terme"><text:span text:style-name="T6">Toul :</text:span> Toulgouarn, Toul-er-lan, etc.</text:p>
      <text:p text:style-name="Texte_20_1LA"><text:span text:style-name="T6">Lénic</text:span> et <text:span text:style-name="T6">si</text:span> n’ont été employés que dans la composition des noms de saline.</text:p>
      <text:p text:style-name="Texte_20_1LB"><text:span text:style-name="Page">{XII}</text:span>Parmi les adjectifs qui ont servi à former les noms de lieu, on peut citer :</text:p>
      <text:p text:style-name="Texte_20_Terme"><text:span text:style-name="T6">Bihan :</text:span> Foubihan, Coëtbihan, etc. ;</text:p>
      <text:p text:style-name="Texte_20_Terme"><text:span text:style-name="T6">Braz :</text:span> Fontainebraz, Poulbraz, etc. ;</text:p>
      <text:p text:style-name="Texte_20_Terme"><text:span text:style-name="T6">Gwen :</text:span> Guérande, Guen-Barech, etc. ;</text:p>
      <text:p text:style-name="Texte_20_Terme"><text:span text:style-name="T6">Meur :</text:span> Coimur, Crémeur, etc. ;</text:p>
      <text:p text:style-name="Texte_20_Terme"><text:span text:style-name="T6">Ru :</text:span> Penru, Toulru, etc.</text:p>
      <text:p text:style-name="Texte_20_1LA">Les noms bretons forment la majorité des noms de lieu de l’arrondissement de Saint-Nazaire.</text:p>
      <text:p text:style-name="Texte_20_1LA">4° <text:span text:style-name="T9">Origines françaises.</text:span> — Comme les noms d’origine gallo-romaine, les noms d’origine française sont en majeure partie tirés de noms propres d’homme auxquels on a ajouté les suffixes <text:span text:style-name="T6">—ière, —erie, —ère.</text:span> Le nom d’homme a été quelquefois précédé simplement de mots marquant l’idée de propriété, tels que <text:span text:style-name="T6">bauche, noë, île, ville,</text:span> etc. Les formations avec le mot <text:span text:style-name="T6">chez,</text:span> sont particulières au canton d’Aigrefeuille.</text:p>
      <text:p text:style-name="Partie_20_Titre"><text:soft-page-break/>II<text:span text:style-name="T4">e</text:span> PARTIE<text:line-break/>GÉOGRAPHIE DESCRIPTIVE</text:p>
      <text:p text:style-name="Text">Le département de la Loire-Inférieure est situé entre 46°53′ et 47°41′ de latitude, et 3°15′ et 4°54′ de longitude. Il est borné au nord par le Semnon, la forêt de Teillé, la Chère et la Vilaine jusqu’à Saint-Nicolas-de-Redon, lesquels le séparent du département de l’Ille-et-Vilaine ; au nord-ouest, par une ligne artificielle, laquelle le sépare du Morbihan ; à l’ouest, par l’Océan ; au sud, par l’Etier au Sud, le Falleron, la Logne, la Boulogne, l’Issoire, le Blaison, le Maine, l’Ozée et la Sèvre, lesquels le séparent de la Vendée. Au sud-est, la Maine, la Sanguèze, la Divate et la Loire depuis l’embouchure de la Divate jusqu’au bourg du Frêne, sur une longueur de 36 kilomètres, le séparent du Maine-et-Loire. A l’est, une ligne artificielle délimite ces deux départements jusqu’aux confins de l’Ille-et-Vilaine.</text:p>
      <text:p text:style-name="Texte_20_1LB">La superficie totale de la Loire-Inférieure est de 687 444 hectares, <text:span text:style-name="Page">{XIII}</text:span>82 ares, 39 centiares suivant le plan cadastral, se répartissant de la façon suivante<text:span text:style-name="Footnote_20_Symbol"><text:note text:id="ftn1" text:note-class="footnote"><text:note-citation>1</text:note-citation><text:note-body><text:p text:style-name="Footnote"><text:s/>Ces renseignements nous ont été donnés par M. le Directeur des Contributions directes, d’après le cadastre.</text:p></text:note-body></text:note></text:span> :</text:p>
      <text:p text:style-name="Texte_20_2_20_Tab">Terres labourables<text:tab/><text:tab/>325862<text:span text:style-name="T4">h</text:span><text:tab/>94<text:span text:style-name="T4">a</text:span><text:tab/>64<text:span text:style-name="T4">c</text:span></text:p>
      <text:p text:style-name="Texte_20_2_20_Tab">Prés et herbages<text:tab/><text:tab/>122874<text:span text:style-name="T4">h</text:span><text:tab/>94<text:span text:style-name="T4">a</text:span><text:tab/>64<text:span text:style-name="T4">c</text:span></text:p>
      <text:p text:style-name="Texte_20_2_20_Tab">Vignes<text:tab/><text:tab/>30616<text:span text:style-name="T4">h</text:span><text:tab/>27<text:span text:style-name="T4">a</text:span><text:tab/>36<text:span text:style-name="T4">c</text:span></text:p>
      <text:p text:style-name="Texte_20_2_20_Tab">Bois<text:tab/><text:tab/>36398<text:span text:style-name="T4">h</text:span><text:tab/>27<text:span text:style-name="T4">a</text:span><text:tab/>36<text:span text:style-name="T4">c</text:span></text:p>
      <text:p text:style-name="Texte_20_2_20_Tab">Vergers, jardins<text:tab/><text:tab/>10590<text:span text:style-name="T4">h</text:span><text:tab/>58<text:span text:style-name="T4">a</text:span><text:tab/>54<text:span text:style-name="T4">c</text:span></text:p>
      <text:p text:style-name="Texte_20_2_20_Tab">Oseraies, aulnaies<text:tab/><text:tab/>337<text:span text:style-name="T4">h</text:span><text:tab/>93<text:span text:style-name="T4">a</text:span><text:tab/>01<text:span text:style-name="T4">c</text:span></text:p>
      <text:p text:style-name="Texte_20_2_20_Tab">Mines et carrières<text:tab/><text:tab/>43<text:span text:style-name="T4">h</text:span><text:tab/>56<text:span text:style-name="T4">a</text:span><text:tab/>38<text:span text:style-name="T4">c</text:span></text:p>
      <text:p text:style-name="Texte_20_2_20_Tab">Marais salants<text:tab/><text:tab/>2442<text:span text:style-name="T4">h</text:span><text:tab/>56<text:span text:style-name="T4">a</text:span><text:tab/>38<text:span text:style-name="T4">c</text:span></text:p>
      <text:p text:style-name="Texte_20_2_20_Tab">Etangs, mares<text:tab/><text:tab/>6192<text:span text:style-name="T4">h</text:span><text:tab/>67<text:span text:style-name="T4">a</text:span><text:tab/>01<text:span text:style-name="T4">c</text:span></text:p>
      <text:p text:style-name="Texte_20_2_20_Tab">Canaux de navigation<text:tab/><text:tab/>130<text:span text:style-name="T4">h</text:span><text:tab/>39<text:span text:style-name="T4">a</text:span><text:tab/>69<text:span text:style-name="T4">c</text:span></text:p>
      <text:p text:style-name="Texte_20_2_20_Tab">Landes, terres vagues<text:tab/><text:tab/>108676<text:span text:style-name="T4">h</text:span><text:tab/>42<text:span text:style-name="T4">a</text:span><text:tab/>67<text:span text:style-name="T4">c</text:span></text:p>
      <text:p text:style-name="Texte_20_2_20_Tab">Châtaigneraies<text:tab/><text:tab/>4420<text:span text:style-name="T4">h</text:span><text:tab/>49<text:span text:style-name="T4">a</text:span><text:tab/>46<text:span text:style-name="T4">c</text:span></text:p>
      <text:p text:style-name="Texte_20_2_20_Tab">Bois taillis<text:tab/><text:tab/>1182<text:span text:style-name="T4">h</text:span><text:tab/>56<text:span text:style-name="T4">a</text:span><text:tab/>47<text:span text:style-name="T4">c</text:span></text:p>
      <text:p text:style-name="Texte_20_2_20_Tab">Bois de sapin<text:tab/><text:tab/>281<text:span text:style-name="T4">h</text:span><text:tab/>09<text:span text:style-name="T4">a</text:span><text:tab/>95<text:span text:style-name="T4">c</text:span></text:p>
      <text:p text:style-name="Texte_20_2_20_Tab">Propriétés bâties<text:tab/><text:tab/>3644<text:span text:style-name="T4">h</text:span><text:tab/>32<text:span text:style-name="T4">a</text:span><text:tab/>20<text:span text:style-name="T4">c</text:span></text:p>
      <text:p text:style-name="Texte_20_2_20_Tab">Voies publiques<text:tab/><text:tab/>24121<text:span text:style-name="T4">h</text:span><text:tab/>35<text:span text:style-name="T4">a</text:span><text:tab/>32<text:span text:style-name="T4">c</text:span></text:p>
      <text:p text:style-name="Texte_20_2_20_Tab">Forèts de l’Etat<text:tab/><text:tab/>4491<text:span text:style-name="T4">h</text:span><text:tab/>35<text:span text:style-name="T4">a</text:span><text:tab/>50<text:span text:style-name="T4">c</text:span></text:p>
      <text:p text:style-name="Texte_20_2_20_Tab">Bâtiments publics<text:tab/><text:tab/>195<text:span text:style-name="T4">h</text:span><text:tab/>66<text:span text:style-name="T4">a</text:span><text:tab/>25<text:span text:style-name="T4">c</text:span></text:p>
      <text:p text:style-name="Texte_20_1LA">Le département contient en plus de son territoire continental quelques îles dans l’Océan : les Evens, Pierre-Percée, l’île Dumet ; cette dernière est seule habitable.</text:p>
      <text:p text:style-name="Text">Le sol renferme les terrains les plus anciens : le micaschiste se trouve un peu partout ; le granit apparaît à Guérande et dans le Sillon de Bretagne ; le stéachiste forme une longue bande s’étendant de Sévérac, sur le bord de la Vilaine, à Ingrande, en Maine-et-Loire. Les terrains d’alluvions entourent la Loire et la Vilaine ; ils forment le fond des marais salants de la presqu’île guérandaise et du bassin de la Grande-Brière sur lequel repose un dépôt considérable de tourbe exploitée depuis les temps les plus reculés.</text:p>
      <text:p text:style-name="Text">Le département de la Loire-Inférieure est un pays plat ; à peine peut-on citer quelques coteaux dont le principal est le sillon de Bretagne qui n’atteint <text:span text:style-name="Page">{XIV}</text:span>pourtant que 91 mètres d’altitude ; les plateaux du nord-ouest ont une altitude de 115 mètres.</text:p>
      <text:p text:style-name="Text">Les cours d’eau sont nombreux. La Loire baigne le département sur une longueur de 110 kilomètres, et arrose les principales villes : Ancenis, Nantes, Paimbœuf, Saint-Nazaire. L’Erdre, affluent de la Loire a un cours de 64 kilomètres dans le département, et la Sèvre, autre affluent du même fleuve, un cours de 30 kilomètres. La Vilaine délimite la Loire-Inférieure de l’Ille-et-Vilaine sur une longueur de 35 kilomètres. Le canal de Nantes à Brest, qui emprunte d’abord le lit de l’Erdre, s’en sépare pour gagner la Vilaine ; son parcours dans la Loire-Inférieure est de 91 kilomètres.</text:p>
      <text:p text:style-name="Partie_20_Titre"><text:soft-page-break/>III<text:span text:style-name="T4">e</text:span> PARTIE<text:line-break/>GÉOGRAPHIE HISTORIQUE</text:p>
      <text:p text:style-name="Section_20_Titre_20_NS">1° EPOQUES PRÉHISTORIQUES</text:p>
      <text:p text:style-name="Text">Le territoire de la Loire-Inférieure a été habité depuis les temps les plus reculés. A Saint-Géréon, des stations paléolithiques ont été mises à jour. Les monuments de l’époque néolithique, ou âge de la pierre polie, sont parvenus en grand nombre jusqu’à nous. Ils sont un peu dispersés sur toute l’étendue du département ; néanmoins ils forment quelques agglomérations importantes dont les principales sont situées dans la presqu’île guérandaise, autour de la Brière, aux environs de Donge, de Vertou, de Pornic, ce qui pourrait nous porter à penser que les habitants de cette époque vivaient groupés par clans, et fréquentaient particulièrement les bords de la mer et le voisinage des cours d’eau. L’examen des nombreux objets néolithiques recueillis dans le département conduirait à la même conclusion. Les formes des instruments, la manière dont ils sont taillés, révèlent souvent leur provenance : la vue d’un silex suffit quelquefois seule à faire connaître le lieu où il a été découvert. La hache à bouton, dite hache nantaise, ne se rencontre qu’au sud de la Loire et aux environs de Nantes ; les silex à contours géométriques sont spéciaux à la presqu’île guérandaise. La même observation pouit êtrrare faite pour les rites funéraires dont on retrouve les traces dans les dolmens. Ce ne serait donc pas trop s’avancer en affirmant que chaque peuplade néolithique avait ses habitudes, son industrie, <text:span text:style-name="Page">{XV}</text:span>son commerce, et que par des recherches minutieuses il serait possible de déterminer approximativement les limites de son territoire.</text:p>
      <text:p text:style-name="Text">La période que l’on appelle improprement l’âge du bronze a laissé de nombreux vestiges dans la Loire-Inférieure. Les belles découvertes d’épées, de poignards, de bracelets, faites à Nantes et dans le bassin du Brivet, attestent le degré de civilisation qui existait à cette époque dans la région de la Basse-Loire. Les relations qui existaient entre les différentes peuplades contribuaient à l’importation dans ce pays des belles pièces de bronze qui ornent aujourd’hui le musée de Nantes. Mais le bronze était aussi travaillé sur place, car les fouilles ont amené à maintes reprises la découverte de moules, de lingots, de fours et de rejets de fonderie.</text:p>
      <text:p text:style-name="Text">A cette époque existait certainement au confluent du Brivet et de la Loire, un port important dont les vestiges ont été mis à jour lors de la construction des bassins de Saint-Nazaire, par M. l’ingénieur Kerviler. Selon la chronologie établie par ce savant, le bronze aurait été en usage au V<text:span text:style-name="T4">e</text:span> siècle avant notre ère, chez les habitants de cet emporium. C’est sans doute ce port que 700 ans plus tard le géographe Ptolémée appelait <text:span text:style-name="Grec">Βριουάτης λιμήν.</text:span></text:p>
      <text:p text:style-name="Text">Le bronze ne pénétra pas partout ; ainsi il n’en a jamais été découvert dans la presqu’île guérandaise où la civilisation néolithique fut extrêmement développée. Il ne faudrait pas en déduire qu’à l’époque du bronze cette région ait été inhabitée : les habitants de cette contrée ont pu rester attachés à la civilisation de l’âge de la pierre jusqu’à l’arrivée des Romains.</text:p>
      <text:p text:style-name="Section_20_Titre">2° EPOQUES GAULOISE ET GALLO-ROMAINE</text:p>
      <text:p text:style-name="Text">Lorsqu’en 57 avant notre ère, César eut détruit la puissance des Vénètes et reçu la soumission des peuples de l’Armorique, il s’opéra à partir de ce moment une transformation complète dans les mœurs et les habitudes des vaincus. L’habileté des Romains à imposer leur puissance en s’insinuant adroitement dans l’administration des pays vaincus, en se rendant nécessaires, se fit sentir dans l’Armorique comme dans le reste de la Gaule. L’état actuel des recherches ne permet de déterminer qu’imparfaitement le degré de civilisation des peuplades de la Basse-Loire à l’arrivée de César. Les recherches effectuées jusqu’à ce jour ont abouti à la découverte de ce qu’on a appelé la ligne des <text:span text:style-name="T6">mardelles</text:span> ou <text:span text:style-name="T6">châtelliers</text:span> gaulois. Ce sont des éminences artificielles sur le sommet desquelles étaient construites des cabanes de feuillage ou de maçonnerie sèche, <text:span text:style-name="Page">{XVI}</text:span>servant de refuge à des familles gauloises occupées à l’agriculture et à la fabrication des objets de bronze et de fer. Ces châtelliers sont nombreux : ils sont situés principalement dans les arrondissements de Châteaubriant, de Nantes et <text:soft-page-break/>d’Ancenis. Ils forment des agglomérations s’étendant le plus souvent sur une ligne fort longue, comme une suite de forteresses.</text:p>
      <text:p text:style-name="Texte_20_1LB">Les premiers monuments écrits nous montrent le territoire de la Loire-Inférieure réparti inégalement entre cinq pagi :</text:p>
      <text:p text:style-name="Texte_20_Liste">1°<text:tab/><text:span text:style-name="T6">Le pagus Namnetensis.</text:span></text:p>
      <text:p text:style-name="Texte_20_Liste">2°<text:tab/><text:span text:style-name="T6">Le pagus Ratiatensis.</text:span></text:p>
      <text:p text:style-name="Texte_20_Liste">3°<text:tab/><text:span text:style-name="T6">Le pagus Venetensis.</text:span></text:p>
      <text:p text:style-name="Texte_20_Liste">4°<text:tab/><text:span text:style-name="T6">Le pagus Herbatilicus.</text:span></text:p>
      <text:p text:style-name="Texte_20_Liste">5°<text:tab/><text:span text:style-name="T6">Le pagus Medalgicus.</text:span></text:p>
      <text:p text:style-name="Texte_20_1LA">Les deux derniers n’ont contribué que pour une très faible part dans la formation du département jusqu’à la Loire, du moins. Les deux premiers y sont compris en entier. Le <text:span text:style-name="T6">pagus Venetensis</text:span> s’étendait jusqu’à la Loire, du moins jusqu’à la fin de l’époque gallo-romaine.</text:p>
      <text:p text:style-name="Text">Selon Strabon, la Loire servait de limites aux Namnètes et aux Pictons<text:span text:style-name="Footnote_20_Symbol"><text:note text:id="ftn2" text:note-class="footnote"><text:note-citation>2</text:note-citation><text:note-body><text:p text:style-name="Footnote"><text:s/>Strabon, IV (édit. Didot).</text:p></text:note-body></text:note></text:span>. Le territoire des Namnètes s’étendait depuis la Loire, au sud, jusqu’au Semnon, au nord ; à l’est jusqu’au pagus des Andegavi ; à l’ouest jusqu’à la presqu’île guérandaise occupée par les Venètes. Leur capitale était <text:span text:style-name="T6">Condevincum</text:span> (<text:span text:style-name="Grec">Κονδηούιγνον</text:span><text:span text:style-name="T5">)</text:span><text:span text:style-name="Footnote_20_Symbol"><text:note text:id="ftn3" text:note-class="footnote"><text:note-citation>3</text:note-citation><text:note-body><text:p text:style-name="Footnote"><text:s/>Ptolémée, II, 7.</text:p></text:note-body></text:note></text:span>, la ville de Nantes actuelle. Près de cette ville se trouvait, sur la Loire ; le <text:span text:style-name="T6">Vicus Portensis</text:span> ou <text:span text:style-name="T6">Portus-Namnetum</text:span><text:span text:style-name="Footnote_20_Symbol"><text:span text:style-name="T3"><text:note text:id="ftn4" text:note-class="footnote"><text:note-citation>4</text:note-citation><text:note-body><text:p text:style-name="Footnote"><text:s/>Inscription découverte à Nantes.</text:p></text:note-body></text:note></text:span></text:span> qui peut être identifié à la Fosse de Nantes.</text:p>
      <text:p text:style-name="Text">Les Namnètes possédaient d’autres cités importantes, telles que <text:span text:style-name="T6">Brivates Portus</text:span> (<text:span text:style-name="Grec">Βριουάτης λιμήν</text:span>)<text:span text:style-name="Footnote_20_Symbol"><text:note text:id="ftn5" text:note-class="footnote"><text:note-citation>5</text:note-citation><text:note-body><text:p text:style-name="Footnote"><text:s/>Potlémée, II, 7.</text:p></text:note-body></text:note></text:span> au confluent de la Loire et du Brivet ; <text:span text:style-name="T6">Corbilon</text:span> (<text:span text:style-name="Grec">Κορϐῖ λὼν</text:span>)<text:span text:style-name="Footnote_20_Symbol"><text:note text:id="ftn6" text:note-class="footnote"><text:note-citation>6</text:note-citation><text:note-body><text:p text:style-name="Footnote"><text:s/>Strabon, édit. Didot, IV, II, p. 158.</text:p></text:note-body></text:note></text:span>, qui se trouvait sur la Loire, peut-être à Cordemais. A la fin de l’époque gallo-romaine des centres importants existaient à Blain, à Fégréac, à Petit-Mars, aux environs de Guérande.</text:p>
      <text:p text:style-name="Text">Le territoire des Namnètes faisait partie de la III<text:span text:style-name="T4">e</text:span> Lyonnaise.</text:p>
      <text:p text:style-name="Text">Les Pictons (<text:span text:style-name="Grec">Πίκτονες</text:span>) occupaient le sud de la Loire. Leur capitale était <text:span text:style-name="Page">{XVII}</text:span><text:span text:style-name="T6">Ratiatum</text:span> (<text:span text:style-name="Grec">Ρατιατον,</text:span>), la ville actuelle de Rezé. Le Pagus Ratiatensis était compris dans la II<text:span text:style-name="T4">e</text:span> Aquitaine.</text:p>
      <text:p text:style-name="Text">Au point de vue militaire, et d’après certains commentateurs de la <text:span text:style-name="T6">Notitia Dignitatum,</text:span> les Namnètes faisaient partie de la première cohorte de la légion armoricaine nouvelle (<text:span text:style-name="T6">cohortis primae novae Armoricae</text:span>), commandée par un tribun ; un préfet des soldats résidait à Grannona<text:span text:style-name="Footnote_20_Symbol"><text:note text:id="ftn7" text:note-class="footnote"><text:note-citation>7</text:note-citation><text:note-body><text:p text:style-name="Footnote"><text:s/><text:span text:style-name="T6">Præfectus militum Grannonensium Grannono,</text:span> (<text:span text:style-name="T6">Not. Dign.,</text:span> édit. Seeck, p. 205).</text:p></text:note-body></text:note></text:span>. De Grannona on a voulu faire Guérande. Au point de vue linguistique, c’est impossible. De plus, la ville de Guérande ne renferme pas de ruines romaines importantes. Après bien des recherches on a découvert que des ruines romaines situées aux environs de cette ville, au village de Clis, étaient nommées par les gens du pays <text:span text:style-name="T6">Château-Grannon.</text:span> On en a fait Grannona, et M. de la Borderie a reproduit cette interprétation dans son <text:span text:style-name="T6">Histoire de Bretagne.</text:span> Il est évident que, si réellement ces ruines portaient le nom de Château-Grannon, on pourrait y voir avec une quasi-certitude les restes de l’ancienne forteresse romaine. Malheureusement le nom de Château-Grannon est une fantaisie, une invention récente apportée par quelque touriste ; non seulement les ruines de Clis ne se sont jamais appelées Château-Grannon, mais les gens du pays ignorent cette dénomination.</text:p>
      <text:p text:style-name="Text">La civilisation gallo-romaine disparut avec les invasions des Alains et des Saxons au V<text:span text:style-name="T4">e</text:span> siècle. A ce moment le pays fut ravagé par les Barbares ; les villes et les villas furent incendiées. La Loire que remontaient sans cesse les envahisseurs fut le chemin par lequel ils allaient et venaient, faisant des ruines sur leur passage.</text:p>
      <text:p text:style-name="Section_20_Titre"><text:soft-page-break/>3° L’EMIGRATION BRETONNE</text:p>
      <text:p text:style-name="Text">Au milieu du V<text:span text:style-name="T4">e</text:span> siècle, l’île de Bretagne fut envahie par les hommes du Nord. Vaincus par les envahisseurs, les habitants s’enfuirent « comme devant le feu<text:span text:style-name="Footnote_20_Symbol"><text:note text:id="ftn8" text:note-class="footnote"><text:note-citation>8</text:note-citation><text:note-body><text:p text:style-name="Footnote"><text:s/><text:span text:style-name="T6">Galli et Angli diffugiebant tanquam ibi ignis fuisset.</text:span> Chronic. Saxon., édit. Gibson, p. 14.</text:p></text:note-body></text:note></text:span> » et en partie « se rendirent aux pays d’outremer »<text:span text:style-name="Footnote_20_Symbol"><text:note text:id="ftn9" text:note-class="footnote"><text:note-citation>9</text:note-citation><text:note-body><text:p text:style-name="Footnote"><text:s/>Gildas : <text:span text:style-name="T6">Hist.,</text:span> édit. Stevenson, XXIV.</text:p></text:note-body></text:note></text:span>, dans la presqu’île armoricaine. A partir de 460 l’Armorique devint la Bretagne. Au VI<text:span text:style-name="T4">e</text:span> siècle, les Bretons de Waroch, comte de Broërech, s’avancèrent dans le Pagus nantais, et occupèrent la presqu’île guérandaise. L’influence des Francs commençait alors à se faire sentir jusqu’à la Loire où étaient parvenues leurs armées à la poursuite <text:span text:style-name="Page">{XVIII}</text:span>des Normands. D’autre part, après la destruction de l’empire romain, les évêques avaient pris en mains l’administration des pagi ; ils en étaient les chefs effectifs. L’un des plus célèbres de cette époque, Félix, s’efforça de relever la civitas des Namnètes des ruines dans lesquelles l’avaient plongée les Barbares. Pendant qu’il édifiait une magnifique cathédrale et son palais de Chassay, le comte Waroch propageait de son côté la domination bertonne.</text:p>
      <text:p text:style-name="Texte_20_1LA">A la fin du VI<text:span text:style-name="T4">e</text:span> siècle, le pagus de Nantes passa sous la domination du comte Beppolen qui gouvernait pour Gontran une partie de la Neustrie. Beppolen dut entrer à plusieurs reprises en lutte avec Waroch qui s’avançait jusqu’à Nantes et ravageait le pays dans ses incursions. A cette époque, le territoire des Namnètes forma les <text:span text:style-name="T6">Marches franco-bretonnes,</text:span> ayant à leur tête un comte nommé par les rois francs. La mort de Waroch ne mit pas fin à la lutte entre les Bretons et les Nantais. Pendant trois siècles elle continua pour finir en 846 par la victoire définitive de Nominoë sur Charles le Chauve.</text:p>
      <text:p text:style-name="Text">Proclamé roi de Bretagne, Nominoë réunit à sa couronne le pagus de Nantes. Erispoë, son fils et successeur, continua les conquêtes de son père, et soumit le pagus Ratiatensis, au sud de la Loire. A sa mort, la Bretagne fut partagée entre Gurvan et Pasqueten qui se disputèrent la couronne. Le comté de Nantes échut à Pasqueten. Celui-ci, pour renforcer ses troupes, fit appel aux Normands qui s’empressèrent d’accourir, et furent plus occupés à piller, qu’à secourir le prince breton. Ce fut le commencement d’une longue série de ravages auxquels furent sujets les bords de la Loire pendant plus de soixante ans. Alain Barbe-Torte chassa définitivement les Normands en 939 ; il devint maître de tout le comté Nantais et étendit sa puissance jusqu’aux limites du Poitou. C’est à cette époque que remonte la création des <text:span text:style-name="T6">Marches communes du Poitou,</text:span> large bande de territoire allant de Bourgneuf à la Divate.</text:p>
      <text:p text:style-name="Texte_20_1LAB">Au IX<text:span text:style-name="T4">e</text:span> siècle, le comté nantais était breton dans toute sa partie occidentale, depuis Avessac jusqu’à Nantes. Il était subdivisé en régions qui portaient le nom de <text:span text:style-name="T6">Plebs</text:span> dans la partie bretonne, et de <text:span text:style-name="T6">condita</text:span> ou <text:span text:style-name="T6">vicaria</text:span> dans la partie franque. Ces circonscriptions étaient administrées par un délégué du comte franc ; elles étaient au nombre de 20 :</text:p>
      <text:p text:style-name="Texte_20_Circ"><text:span text:style-name="T6">Anciniensis plebs</text:span> (Ancenis) ;</text:p>
      <text:p text:style-name="Texte_20_Circ"><text:span text:style-name="T6">Arthum plebs</text:span> (Arthon) ;</text:p>
      <text:p text:style-name="Texte_20_Circ"><text:span text:style-name="T6">Avisiacum plebs</text:span> (Avessac) ;</text:p>
      <text:p text:style-name="Texte_20_Circ"><text:span text:style-name="Page">{XIX}</text:span><text:span text:style-name="T6">Bulwron plebs</text:span> (Bouvron) ;</text:p>
      <text:p text:style-name="Texte_20_Circ"><text:span text:style-name="T6">Cellarium plebs</text:span> (le Cellier) ;</text:p>
      <text:p text:style-name="Texte_20_Circ"><text:span text:style-name="T6">Coiron condita</text:span> (Couëron) ;</text:p>
      <text:p text:style-name="Texte_20_Circ"><text:span text:style-name="T6">Concuruz plebs</text:span> (Conquereuil) ;</text:p>
      <text:p text:style-name="Texte_20_Circ"><text:span text:style-name="T6">Cordemes plebs</text:span> (Cordemais) ;</text:p>
      <text:p text:style-name="Texte_20_Circ"><text:span text:style-name="T6">Darual condita</text:span> (Derval) ;</text:p>
      <text:p text:style-name="Texte_20_Circ"><text:span text:style-name="T6">Frociacum plebs</text:span> (Frossay) ;</text:p>
      <text:p text:style-name="Texte_20_Circ"><text:span text:style-name="T6">Grandis Campus vicaria</text:span> (Grandchamp) ;</text:p>
      <text:p text:style-name="Texte_20_Circ"><text:span text:style-name="T6">Keriac plebs</text:span> (Piriac) ;</text:p>
      <text:p text:style-name="Texte_20_Circ"><text:span text:style-name="T6">Lubiacensis condita</text:span> (Lusangé) ;</text:p>
      <text:p text:style-name="Texte_20_Circ"><text:span text:style-name="T6">Macerac plebs</text:span> (Massérac) ;</text:p>
      <text:p text:style-name="Texte_20_Circ"><text:soft-page-break/><text:span text:style-name="T6">Ormedo plebs</text:span> (Orvault) ;</text:p>
      <text:p text:style-name="Texte_20_Circ"><text:span text:style-name="T6">Rubiacensis condita</text:span> (Rougé) ;</text:p>
      <text:p text:style-name="Texte_20_Circ"><text:span text:style-name="T6">Savannacum condita</text:span> (Savenay) ;</text:p>
      <text:p text:style-name="Texte_20_Circ"><text:span text:style-name="T6">Seium plebs</text:span> (Plessé) ;</text:p>
      <text:p text:style-name="Texte_20_Circ"><text:span text:style-name="T6">Wenran plebs</text:span> (Guérande) ;</text:p>
      <text:p text:style-name="Texte_20_Circ"><text:span text:style-name="T6">Winmonid plebs</text:span> (Guémené-Penfao).</text:p>
      <text:p text:style-name="Texte_20_1LA">Ces circonscriptions subsistèrent jusqu’au XI<text:span text:style-name="T4">e</text:span> siècle ; elles disparurent à mesure que la féodalité s’établissait et que grandissait l’importance des fiefs.</text:p>
      <text:p text:style-name="Section_20_Titre">4° LA FÉODALITÉ</text:p>
      <text:p text:style-name="Text">Au XI<text:span text:style-name="T4">e</text:span> siècle les grands fiefs étaient créés. Les comtes de Nantes, au détriment desquels ces fiefs s’étaient formés, possédaient encore un domaine propre fort respectable composé de la prévôté de Nantes de la seigneurie et de la forêt de Touffou, de la châtellenie de Guérande, des seigneuries du Gâvre, du Pèlerin, de Frossay, de Sainte-Opportune en Rays. Lorsque les comtes de Nantes devinrent ducs de Bretagne, ce patrimoine demeura leur domaine propre.</text:p>
      <text:p text:style-name="Text">Le fief de l’évêque, nommé <text:span text:style-name="T6">Régaire,</text:span> avait été constitué en 938 par Alain Barbe-Torte. Il comprenait à cette époque le tiers de la ville de Nantes ; il s’agrandit sans cesse dans la suite et forma ce que l’on appela les Régaires de Nantes, de Guérande et de Saint-Géréon, s’étendant en tout sur 78 paroisses. Les ducs de Bretagne furent sans cesse en lutte contre les évêques de Nantes qui prétendaient ne relever d’aucun seigneur temporel.</text:p>
      <text:p text:style-name="Text">Au nord du comté, et en dehors de ses limites, était la baronnie de Châteaubriant <text:span text:style-name="Page">{XX}</text:span>qui comprenait les seigneuries de Châteaubriant, du Teil et de Teillé, et s’étendait sur 15 paroisses. Elle appartenait au comte de Rennes.</text:p>
      <text:p text:style-name="Text">La baronnie d’Ancenis, composée des seigneuries de Montrelais, d’Oudon, de Châteaufromond, existait dès le X<text:span text:style-name="T4">e</text:span> siècle ; elle s’étendait sur 30 paroisses.</text:p>
      <text:p text:style-name="Text">La grande baronnie de Rays comprenait presque tout l’ancien pagus Ratiatensis ; au commencement du XI<text:span text:style-name="T4">e</text:span> siècle elle s’étendait sur 40 paroisses.</text:p>
      <text:p text:style-name="Text">La baronnie de Clisson comprenait 20 paroisses.</text:p>
      <text:p text:style-name="Text">Tous ces grands fiefs étaient situés sur les frontières du comté nantais : la baronnie d’Ancenis dans les Marches de l’Anjou ; les baronnies de Rays et de Clisson dans les Marches du Poitou. Sur les frontières du comté de Vannes, était la baronnie de la Roche-Bernard ; elle s’étendait le long de la Vilaine, depuis la Roche-Bernard jusqu’à Redon. Les autres grands fiefs du comté étaient la vicomté de Donge, entre la Loire et la Brière ; la baronnie du Pont, entre la Brière et le fief de la Roche-Bernard ; la châtellenie de Blain, qui appartenait au duc de Bretagne ; la châtellenie de Guérande, domaine du comte de Nantes, les seigneuries de Plessé, de Nort, de Derval.</text:p>
      <text:p text:style-name="Text">A partir de la fin du XII<text:span text:style-name="T4">e</text:span> siècle se constituèrent de nombreuses petites seigneuries qui très souvent furent des démembrements des grands fiefs. C’est ainsi que se forma la seigneurie de Saint-Nazaire, érigée plus tard en vicomté, qui n’était qu’un démembrement de la vicomté de Donge.</text:p>
      <text:p text:style-name="Text">Au XIII<text:span text:style-name="T4">e</text:span> siècle (1294), le <text:span text:style-name="T6">Livre des Osts du duc de Bretagne</text:span><text:span text:style-name="Footnote_20_Symbol"><text:span text:style-name="T3"><text:note text:id="ftn10" text:note-class="footnote"><text:note-citation>10</text:note-citation><text:note-body><text:p text:style-name="Footnote"><text:s/>Arch. Loire-Inf., E 132.</text:p></text:note-body></text:note></text:span></text:span> mentionnait 18 grands fiefs dans la <text:span text:style-name="T6">baillie</text:span> de Nantes, dont les limites correspondaient à celles du comté : Assérac, Donge, Bougon, Frossay, Ancenis, Héric, Jans, Machecoul, Montrelais, Lavau, le Loroux-Bottereau, Rezé, Rieux, Rays, Rochefort, la Roche-Bernard, Pontchâteau, Saint-Père-en-Retz. Ce sont là, évidemment, les principaux fiefs, car dès cette époque les archives seigneuriales attestent l’existence de bien d’autres seigneuries qui se développèrent avec le temps et devinrent des fiefs considérables, tels que la Galissonnière, Goulaine, Campzillon qui furent érigées en marquisats ; Coislin qui devint duché-pairie en 1663.</text:p>
      <text:p text:style-name="Section_20_Titre"><text:soft-page-break/>5° ORGANISATION RELIGIEUSE</text:p>
      <text:p text:style-name="Text">L’église de Nantes fut organisée au III<text:span text:style-name="T4">e</text:span> siècle. C’est à cette époque que remonte la création du diocèse ; saint Clair, premier évêque, apparaît vers 288.</text:p>
      <text:p text:style-name="Text">Jusqu’au IX<text:span text:style-name="T4">e</text:span> siècle le diocèse de Nantes ne s’étendit pas au sud de la <text:span text:style-name="Page">{XXI}</text:span>Loire, c’est-à-dire dans le pagus Ratiatensis qui dépendait du diocèse de Poitiers.</text:p>
      <text:p text:style-name="Text">Au milieu du IX<text:span text:style-name="T4">e</text:span> siècle, le diocèse se sépara en deux. Il y eut deux évêques, l’un résidant à Nantes ayant sous son autorité le Grand Archidiaconé (<text:span text:style-name="T6">Archidiaconatus major</text:span>), l’autre à Guérande, en possession de l’archidiaconée de la Mée (<text:span text:style-name="T6">Archidiaconatus de Media</text:span>). Cet état de chose ne dura pas longtemps ; en 900 les deux archidiaconés étaient de nouveau réunis sous l’obédience d’un seul évêque, celui de Nantes.</text:p>
      <text:p text:style-name="Text">Les limites du diocèse différaient sensiblement de celles du comté nantais. En effet, 18 paroisses de l’évêché appartenaient à l’Anjou :</text:p>
      <text:p text:style-name="Text">Châteauceau, la Cornouaille, Drain, le Feuillet, Freigné, Ingrande, Landemont, Liré, Notre-Dame-de-Montfaucon, la Renaudière, Saint-Christophe, Saint-Crespin, Saint-Jacques-de-Montfaucon, Saint-Jean-de-Montfaucon, Saint-Laurent-des-Autels, Saint-Sauveur-de-Landemont, Tilliers, la Varenne.</text:p>
      <text:p text:style-name="Text">Lors de la formation des départements ces paroisses furent attribuées au Maine-et-Loire.</text:p>
      <text:p text:style-name="Text">Sept paroisses relevaient du comté de Rennes :</text:p>
      <text:p text:style-name="Text">Erbray, Juigné, Rougé, Ruffigné, Saint-Jean-de-Béré, Soudan, Soulvache.</text:p>
      <text:p text:style-name="Text">Deux paroisses appartenaient au Poitou : Bouin et Remouillé.</text:p>
      <text:p text:style-name="Text">Par contre, sept paroisses qui dépendaient de l’évêché de Luçon, relevaient du comté de Nantes :</text:p>
      <text:p text:style-name="Text">Le Bois-de-Céné, la Garnache, Grandlande, Legé, Saint-Etienne-de-Corcoué, Saint-Etienne-des-Bois, Saint-Jean-de-Corcoué.</text:p>
      <text:p text:style-name="Text">Le diocèse de Nantes était divisé en cinq doyennés répartis en deux archidiaconés ; l’archidiaconé de Nantes, ou Grand-Archidiaconé, comprenait les doyennés de Nantes, de Clisson et de Retz ; celui de la Mée, les doyennés de Châteaubriant et de la Roche-Bernard.</text:p>
      <text:p text:style-name="Text">Les paroisses se répartissaient de la manière suivante, dès l’année 1287<text:span text:style-name="Footnote_20_Symbol"><text:note text:id="ftn11" text:note-class="footnote"><text:note-citation>11</text:note-citation><text:note-body><text:p text:style-name="Footnote"><text:s/>Charte de l’évêque Durandus, insérée dans le <text:span text:style-name="T6">Cartulaire de Redon,</text:span> p. 507 et sq.</text:p></text:note-body></text:note></text:span> :</text:p>
      <text:p text:style-name="P2">Doyenne de Nantes</text:p>
      <text:p text:style-name="Text">Ancenis, Anetz, Belligné, la Bourdinière-Pannecé, Carquefou, le Cellier, Chassay-Sainte-Luce, Couffé, Joué, Ligné, Mauve, Mésangé, Montrelais, <text:span text:style-name="Page">{XXII}</text:span>Mouzeil, Nort, Petit-Mars, Pouillé, la Rouxière, Saint-Clément-de-Nantes, Sainte-Croix-de-Nantes, Saint-Donatien, Saint-Herblon, Saint-Saturnin-de-Nantes, Teillé, Thouaré, les Touches, Trans, Varade.</text:p>
      <text:p text:style-name="P2">Doyenné de Clisson</text:p>
      <text:p text:style-name="Text">Aigrefeuille, le Bignon, Bouaye, Bouguenais (<text:span text:style-name="T6">Saint-Pierre-de-Bouguenais</text:span>), Brains, Château-Thébaud, la Chapelle-Heulin, Cheix, Gétigné, Gorges, Haute-Goulaine et Basse-Goulaine, le Loroux-Bottereau, Maisdon, Monnière, Montebert, Mouzillon, Passay, le Pèlerin, Pont-Saint-Martin, Remouillé, Rezé, Saint-Aignan, Saint-Hilaire-du-Bois, Saint-Jean-de-Boiseau (<text:span text:style-name="T6">Saint-Jean-de-Bouguenais</text:span>), Saint-Julien-de-Concelles, Saint-Léger, Saint-Lumine-de-Clisson, Saint-Sébastien, Vallet, Vertou, Vieillevigne, Vue.</text:p>
      <text:p text:style-name="P2">Doyenné de Retz</text:p>
      <text:p text:style-name="Text">Arthon, Chauvé, le Clion, Fresnay, Frossay, la Limouzinière, les Moûtiers, Paulx, la Plaine, Rouans, Saint-Brévin, Saint-Colombin, Sainte-Croix-de-Machecoul, Saint-Cyr, Saint-Etienne-de-Mermorte, Saint-Hilaire-de-Chaléons, Saint-Jean-de-Corcoué, Saint-Lumine-de-Coutais, Saint-Mars-<text:soft-page-break/>de-Coutais, Saint-Même, Saint-Michel-Chef-Chef, Sainte-Opportune, Sainte-Pazanne, Saint-Père-en-Retz, Saint-Philbert-de-Grandlieu, Saint-Viau, Touvoie, la Trinité-de-Machecoul.</text:p>
      <text:p text:style-name="P2">Doyenné de la Roche-Bernard</text:p>
      <text:p text:style-name="Text">Assérac, Batz, Besné, Blain, Bouvron, Cambon, Chantenay, la Chapelle-Launay, Cordemais, Crossac, Couëron, Donge, Escoublac, Fay, Fégréac, Guenrouët, Guérande, Herbignac, Indre, Lavau, Malville, Mesquer, Missillac, Montoir, Orvault, Piriac, Plessé, Pontchâteau, Prinquiau, Quilly, Saint-André, Saint-Etienne-de-Montluc, Saint-Herblon, Saint-Lyphard, Saint-Molf, Saint-Nazaire, Saint-Nicolas de Nantes, Saint-Similien de Nantes, Savenay, Sévérac, Vigneuc.</text:p>
      <text:p text:style-name="P2">Doyenné de Chateaubriant</text:p>
      <text:p text:style-name="Text">Abbaretz, Grand-Auverné, Petit-Auverné, Avessac, Casson, la Chapelle-Glain, la Chapelle-sur-Erdre, Châteaubriant, Conquereuil, Derval, Erbray, Grandchamp, Guémené-Penfao, Héric, Issé, Jans, Moisdon-la-Rivière, Nozay. <text:span text:style-name="Page">{XXIII}</text:span>Pierric, le Pin, Puceul, Riaillé, Rougé, Ruffigné, Saffré, Saint-Aubin-des-Châteaux, Saint-Julien-de-Vouvantes, Saint-Vincent-des-Landes, Sion, Soudan, Sucé, Vay, Vritz.</text:p>
      <text:p text:style-name="Text">Au XV<text:span text:style-name="T4">e</text:span> siècle le diocèse était divisé en trois climats : le climat d’Outre-Loire qui comprenait les doyennés de Clisson et de Retz ; le climat d’En-deçà de la Loire qui comprenait les doyennés de Nantes et de Châteaubriant ; et le climat de Guérande ou doyenné de la Roche-Bernard. Au XVI<text:span text:style-name="T4">e</text:span> siècle, ces trois climats portaient les noms de Climats d’Outre-Loire, de Nantes et de la Chrétienté. Au XVII<text:span text:style-name="T4">e</text:span>, le climat d’Outre-Loire fit place à deux climats : ceux de Clisson et de Retz, qui correspondaient aux deux doyennés de ce nom.</text:p>
      <text:p text:style-name="Text">Chaque paroisse était divisée en <text:span text:style-name="T6">frairies,</text:span> et presque toujours chaque frairie avait sa chapelle. Ces frairies cherchèrent souvent à se détacher de la paroisse et à se rendre indépendantes. Un certain nombre d’entre elles se firent ériger en trêves et même en paroisses. La frairie ne fut jamais, quoique très ancienne, une subdivision officielle ; la seule division reconnue de la paroisse était la <text:span text:style-name="T6">trêve.</text:span></text:p>
      <text:p text:style-name="Text">Le diocèse comprenait deux officialités, l’une à Nantes, l’autre à Guérande. Une troisième fut établie en 1675 pour les paroisses des Marches ; cette juridiction fut supprimée en 1771.</text:p>
      <text:p text:style-name="Text">Pour l’administration du temporel, l’Evêque déléguait ses pouvoirs à trois sénéchaux, pour ses Régaires de Nantes, de Guérande et de Saint-Géréon. A côté de ces juges étaient des procureurs fiscaux. La juridiction temporelle de l’évêque relevait du Parlement de Bretagne et des Grands Jours de l’évêché.</text:p>
      <text:p text:style-name="P2">Clergé Régulier</text:p>
      <text:p text:style-name="Text">Deux abbayes existaient près de Nantes au VII<text:span text:style-name="T4">e</text:span> siècle : celle de Vertou fondée par saint Martin, et celle d’Indre, fondée par saint Hermeland vers 680. Au IX<text:span text:style-name="T4">e</text:span> siècle, l’abbaye de Déas fut construite en 819. A la même époque existaient d’autres monastères à Saint-André, près de Nantes<text:span text:style-name="Footnote_20_Symbol"><text:note text:id="ftn12" text:note-class="footnote"><text:note-citation>12</text:note-citation><text:note-body><text:p text:style-name="Footnote"><text:s/>Abbatiolam inter eccl. S. Donatiani et muros civitatis sitam. (<text:span text:style-name="T6">Gallia Christ.</text:span> XIV, 843).</text:p></text:note-body></text:note></text:span>, et à Saint-Clément. Toutes ces fondations, sauf l’abbaye de Vertou, disparurent pendant les invasions normandes.</text:p>
      <text:p text:style-name="Text">Huit grandes abbayes, fondées aux XI<text:span text:style-name="T4">e</text:span> et XII<text:span text:style-name="T4">e</text:span> siècles, subsistèrent pendant tout le Moyen-Age et les temps modernes.</text:p>
      <text:p text:style-name="Text"><text:span text:style-name="Page">{XXIV}</text:span>Trois appartenaient à l’ordre de Saint-Benoît : Saint-Gildas-des-Bois (<text:span text:style-name="T6">S. Gildasius de Nemore</text:span>), fondée en 1026 ; la Chaume (<text:span text:style-name="T6">Calma</text:span>), en 1055 ; Blanche-Couronne (<text:span text:style-name="T6">Alba-Corona</text:span>), vers 1160 ; deux appartenaient à l’ordre de Saint-Augustin : Sainte-Marie-de-Pornic (<text:span text:style-name="T6">S. Maria de Pornidio</text:span>), fondée en 1050, et Géneston (<text:span text:style-name="T6">Genestonium</text:span>), vers 1163 ; trois étaient de l’ordre de <text:soft-page-break/>Cîteaux : Buzay (<text:span text:style-name="T6">Buzaium</text:span>), fondée en 1136 ; Melleray (<text:span text:style-name="T6">Mellereium</text:span>), en 1142 ; et Villeneuve (<text:span text:style-name="T6">Villanova</text:span>), en 1155.</text:p>
      <text:p text:style-name="Text">Plusieurs de ces abbayes possédaient des prieurés dans le territoire actuel de la Loire-Inférieure.</text:p>
      <text:p text:style-name="P2">Abbaye de Geneston</text:p>
      <text:p text:style-name="Text">Prieurés de la Bouvre, de Montebert, de Notre-Dame de Foligné ou du Val-de-Morière, de Saint-Jean-de-Boiseau.</text:p>
      <text:p text:style-name="P2">Abbaye de Blanche-Couronne</text:p>
      <text:p text:style-name="Text">Prieurés de la Madeleine d’Iff et de Lanchaillou.</text:p>
      <text:p text:style-name="P2">Abbaye de Saint-Gildas-des-Bois</text:p>
      <text:p text:style-name="Text">Prieurés de Beaulieu en Nozay, de Bouvron (<text:span text:style-name="T6">Saint-André</text:span>), de Fégréac (<text:span text:style-name="T6">Saint-Malo</text:span>), d’Herbignac (<text:span text:style-name="T6">Saint-Cyr</text:span>), de Sévérac (<text:span text:style-name="T6">Saint-Jean</text:span>).</text:p>
      <text:p text:style-name="P2">Abbaye de Sainte-Marie de Pornic</text:p>
      <text:p text:style-name="Text">Prieurés de Cheix, du Clion, de Guermiton, de Haute-Perche, d’Ainé (<text:span text:style-name="T6">Notre-Dame</text:span>), de la Plaine, de Port-Saint-Père, de Rohars, de Chauvé (<text:span text:style-name="T6">Saint-Germain</text:span>), de Pornic (<text:span text:style-name="T6">Saint-Gilles,</text:span> et <text:span text:style-name="T6">Saint-Michel</text:span>), de Bourgneuf (<text:span text:style-name="T6">Saint-Laurent</text:span>), de Remouillé (<text:span text:style-name="T6">Saint-Vincent</text:span>).</text:p>
      <text:p text:style-name="Text">D’autres abbayes situées en dehors du diocèse de Nantes possédaient des prieurés dans ce diocèse.</text:p>
      <text:p text:style-name="P2">Abbaye de Redon</text:p>
      <text:p text:style-name="Text">Prieurés de Ballac, de Brémézen, du Cellier, de Frossay, de Juigné, de Marsac, de Massérac, de Mouais, des Moûtiers, de Penbé, de Saint-Nicolas-de-Redon, de Toute-Joie à Nantes.</text:p>
      <text:p text:style-name="Titre_20_A"><text:span text:style-name="Page"><text:span text:style-name="T8">{XXV}</text:span></text:span><text:span text:style-name="T9">Abbaye de Saint-Sulpice de Rennes</text:span></text:p>
      <text:p text:style-name="Text">Prieurés de Couëtoux, d’Estival, d’Evédé, de l’Ile-Fleurie, de Saint-Honoré des Teillais, des îles Corbière, du Loroux-Bottereau (Sainte-Radegonde).</text:p>
      <text:p text:style-name="P2">Abbaye de Saint-Jacques de Montfort</text:p>
      <text:p text:style-name="Text">Prieuré de Châteaubriant (<text:span text:style-name="T6">Saint-Michel</text:span>).</text:p>
      <text:p text:style-name="P2">Abbaye de Saint-Jouin de Marnes</text:p>
      <text:p text:style-name="Text">Prieurés de<text:span text:style-name="T10"> Château-Thébaud (</text:span><text:span text:style-name="T7">Saint-Thomas</text:span><text:span text:style-name="T10">), de Clisson (</text:span><text:span text:style-name="T7">La Trinité et Saint-Jacques</text:span><text:span text:style-name="T10">), du Loroux-Bottereau (</text:span><text:span text:style-name="T7">Saint-Laurent</text:span><text:span text:style-name="T10">), de Machecoul (</text:span><text:span text:style-name="T7">Saint-Lazare</text:span><text:span text:style-name="T10">), du Pallet (</text:span><text:span text:style-name="T7">Saint-Etienne</text:span><text:span text:style-name="T10">), de Pirmil (</text:span><text:span text:style-name="T7">Saint-Jacques</text:span><text:span text:style-name="T10">), de Vertou (</text:span><text:span text:style-name="T7">Saint-Pierre et Saint-Martin</text:span><text:span text:style-name="T10">).</text:span></text:p>
      <text:p text:style-name="P2"><text:soft-page-break/>Abbaye de Saint-Aubin d’Angers</text:p>
      <text:p text:style-name="Text">Prieurés de Corset (<text:span text:style-name="T6">Saint-Nicolas</text:span>), d’Oudon (<text:span text:style-name="T6">Saint-Aubin</text:span>), de Saillé (<text:span text:style-name="T6">Saint-Clair</text:span>), de Saint-Brévin, de Saint-Nazaire, de Sainte-Opportune.</text:p>
      <text:p text:style-name="P2">Abbaye de Saint-Serge d’Angers</text:p>
      <text:p text:style-name="Text">Prieurés de Chéméré, de Pornic (<text:span text:style-name="T6">Saint-André</text:span>), de Rouans (<text:span text:style-name="T6">Saint-Martin</text:span>), de Saint-Michel-Chef-Chef.</text:p>
      <text:p text:style-name="P2">Abbaye du Ronceray d’Angers</text:p>
      <text:p text:style-name="Text">Prieurés de Bon-Garant, des Moûtiers, de Saint-Cyr et Sainte-Julitte de Nantes.</text:p>
      <text:p text:style-name="P2">Abbaye de Toussaint d’Angers</text:p>
      <text:p text:style-name="Text">Prieurés de la Chapelle-Glain, du Pin (<text:span text:style-name="T6">Saint-Lambert</text:span>), de Rochementru, de Vritz.</text:p>
      <text:p text:style-name="P2">Abbaye de Fontevrault</text:p>
      <text:p text:style-name="Text">Prieurés de la Regrippière, du Val-de-Morière.</text:p>
      <text:p text:style-name="Titre_20_A"><text:span text:style-name="T9">Abbaye de Saint-Florent-le-Viel,</text:span> ou <text:span text:style-name="T9">de Saumur</text:span></text:p>
      <text:p text:style-name="Text">Prieurés de Bonnœuvre (<text:span text:style-name="T6">Saint-Martin</text:span>), d’Escoublac (<text:span text:style-name="T6">Saint-Pierre</text:span>), de Moisdon (<text:span text:style-name="T6">Saint-Jouin</text:span>), de Melleray (<text:span text:style-name="T6">Saint-Etienne</text:span>), de Nozay (<text:span text:style-name="T6">Saint-Saturnin</text:span>), de la Rouxière, de Saint-Julien-de-Concelles, de Saint-Julien-de-Vouvantes.</text:p>
      <text:p text:style-name="Titre_20_A"><text:span text:style-name="Page"><text:span text:style-name="T8">{XXVI}</text:span></text:span><text:span text:style-name="T9">Abbaye de Marmoutier</text:span></text:p>
      <text:p text:style-name="Text">Prieurés de Besné, de Donge, de Machecoul (<text:span text:style-name="T6">Saint-Martin</text:span>), de la Madeleine-en-Bois, de Nort, du Pèlerin, de Pontchâteau (<text:span text:style-name="T6">Saint-Martin</text:span>), de Sainte-Croix de Nantes, de Saint-Jean-de-Béré, de Sion, de Varade.</text:p>
      <text:p text:style-name="P2">Abbaye de Bourgdieu</text:p>
      <text:p text:style-name="Text">Prieurés d’Indre, de Mauve, de Montrelais, de Saint-Géréon.</text:p>
      <text:p text:style-name="P2">Abbaye de Tournus</text:p>
      <text:p text:style-name="Text">Prieurés de Beaulieu, du Cellier (<text:span text:style-name="T6">Saint-Philibert</text:span>), de Machecoul (<text:span text:style-name="T6">Saint-Blaise</text:span>), de Saint-Martin-de-Grandlieu, de Saint-Viau.</text:p>
      <text:p text:style-name="P2"><text:soft-page-break/>Abbaye de Landévennec</text:p>
      <text:p text:style-name="Text">Prieurés de Batz (<text:span text:style-name="T6">Saint-Guénolé</text:span>), de Doulon (<text:span text:style-name="T6">Saint-Médard</text:span>).</text:p>
      <text:p text:style-name="P2">Abbaye de Maillezais</text:p>
      <text:p text:style-name="Text">Prieuré de Cahouët.</text:p>
      <text:p text:style-name="P2">Abbaye de Penpont</text:p>
      <text:p text:style-name="Text">Prieuré de Penfao (<text:span text:style-name="T6">Saint-Georges</text:span>).</text:p>
      <text:p text:style-name="P2">Abbaye de Saint-Nicolas d’Angers</text:p>
      <text:p text:style-name="Text">Prieuré de Saint-Mars-la-Jaille.</text:p>
      <text:p text:style-name="P2">Abbaye de Tyron</text:p>
      <text:p text:style-name="Text">Prieurés de Cordemais (<text:span text:style-name="T6">Saint-Nicolas</text:span>), de Sept-Faux, de Vay (<text:span text:style-name="T6">Saint-Germain</text:span>).</text:p>
      <text:p text:style-name="P2">Abbaye de Saint-Gildas-de-Rhuys</text:p>
      <text:p text:style-name="Text">Prieuré de Merquel.</text:p>
      <text:p text:style-name="P2">Abbaye de Sainte-Croix de Quimperlé</text:p>
      <text:p text:style-name="Text">Prieuré de Grillaud.</text:p>
      <text:p text:style-name="Titre_20_A"><text:span text:style-name="Page"><text:span text:style-name="T8">{XXVII}</text:span></text:span><text:span text:style-name="T9">Abbaye de Saint-Germain d’Auxerre</text:span></text:p>
      <text:p text:style-name="Text">Prieuré de Vay (<text:span text:style-name="T6">Saint-Germain</text:span>).</text:p>
      <text:p text:style-name="P2">Abbaye de Bourgueil</text:p>
      <text:p text:style-name="Text">Prieuré de Derval (<text:span text:style-name="T6">Saint-Denis</text:span>).</text:p>
      <text:p text:style-name="P2">Abbaye de Saint-Meen de Gaël</text:p>
      <text:p text:style-name="Text">Prieurés du Cellier (<text:span text:style-name="T6">Saint-Méen</text:span>), de la Limouzinière.</text:p>
      <text:p text:style-name="P2">Abbaye de Saint-Michel-en-l’Herm</text:p>
      <text:p text:style-name="Text">Prieuré d’Izeron.</text:p>
      <text:p text:style-name="Text"><text:soft-page-break/>Les ordres militaires avaient quelques biens dans le diocèse de Nantes. Les Trinitaires avaient une ministrerie à Châteaubriant ; les Templiers des commanderies aux Biais, à Clisson, à Faugaret, à la Grée. Des aumôneries et maladreries avaient été fondées à Ancenis (1297), à Bourgneuf (1306), à Clisson, à Guérande, au Loroux-Bottereau, à Nantes, à Nozay, à Oudon, à Pontchâteau, à Savenay.</text:p>
      <text:p text:style-name="Text">Des hôpitaux généraux existaient à Ancenis (1680), à Blain, à Bourgneuf (1712), à Châteaubriant, à Clisson (1697), au Croisic, à Guérande, au Loroux-Bottereau, à Machecoul, à Paimbœuf, à Pornic, à Nantes.</text:p>
      <text:p text:style-name="Section_20_Titre">6° ORGANISATION MILITAIRE</text:p>
      <text:p text:style-name="Text">Au XIII<text:span text:style-name="T4">e</text:span> siècle la Bretagne était divisée en 8 circonscriptions militaires appelées <text:span text:style-name="T6">baillies</text:span><text:span text:style-name="Footnote_20_Symbol"><text:span text:style-name="T3"><text:note text:id="ftn13" text:note-class="footnote"><text:note-citation>13</text:note-citation><text:note-body><text:p text:style-name="Footnote"><text:s/>Arch. de la Loire-Inf., E 132.</text:p></text:note-body></text:note></text:span></text:span>. Les huit baillies étaient celles de Rennes, de Nantes, de Ploërmel, de Broërech, de Penthièvre, de Tréguier, de Cornouaille et de Léon. L’étendue de la baillie de Nantes correspondait à celle du comté nantais. Les chevaliers inscrits au <text:span text:style-name="T6">Livre des Osts</text:span> devaient un certain nombre d’hommes pour le service du duc de Bretagne. A partir du XIV<text:span text:style-name="T4">e</text:span> siècle, les <text:span text:style-name="T6">montres</text:span> ou revues militaires étaient fréquentes. Le duc désignait un de ses capitaines pour passer ces revues ; au XV<text:span text:style-name="T4">e</text:span> siècle les montres eurent lieu le plus souvent à Nantes, à Guérande ou à Pontchâteau.</text:p>
      <text:p text:style-name="Text"><text:span text:style-name="Page">{XXVIII}</text:span>En Bretagne, les côtes étaient gardées par les habitants des paroisses. Aux XVI<text:span text:style-name="T4">e</text:span> et XVII<text:span text:style-name="T4">e</text:span> siècles, 90 000 hommes environ étaient employés à ce service ; ils étaient répartis en compagnies qui étaient exercées le dimanche dans les paroisses. En 1756, les milices gardes-côtes furent réduites à 10 000 hommes, réparties en vingt capitaineries dont trois se trouvaient sur le territoire actuel de la Loire-Inférieure<text:span text:style-name="Footnote_20_Symbol"><text:note text:id="ftn14" text:note-class="footnote"><text:note-citation>14</text:note-citation><text:note-body><text:p text:style-name="Footnote"><text:s/>Arch. de l’Ille-et-Vilaine, C 3670.</text:p></text:note-body></text:note></text:span> : l’une allait de Bourgneuf à l’entrée de la Loire, la seconde de la Loire au Croisic, la troisième, de la pointe du Croisic à la Vilaine. En 1778, ces milices furent remplacées par des canonniers.</text:p>
      <text:p text:style-name="Section_20_Titre">7° ORGANISATION JUDICIAIRE ET ADMINISTRATIVE</text:p>
      <text:p text:style-name="Text">Avant le XV<text:span text:style-name="T4">e</text:span> siècle, les Etats de Bretagne constituaient une cour souveraine, dernier ressort de la Province. En 1445, un parlement spécial et sédentaire fut établi à Vannes pour rendre la justice.</text:p>
      <text:p text:style-name="Text">Après la réunion de la Bretagne à la France, cinq sièges présidiaux furent institués en Bretagne en 1552, à Rennes, à Nantes, à Vannes, à Quimper et à Ploërmel. Ces cours de justices recevaient les appels des décisions des sénéchaussées.</text:p>
      <text:p text:style-name="Text">Le territoire du département actuel se partageait entre les trois sénéchaussées de Nantes, de Guérande et de Rennes.</text:p>
      <text:p text:style-name="P2">Sénéchaussée de Nantes</text:p>
      <text:p text:style-name="Text">Abbaretz, Aigrefeuille (en partie), Ancenis, Anetz, Arthon, Auverné, Avessac, Belligné, la Benâte, Besné, le Bignon, Blain. la Boissière, Bonnœuvre, Bouguenais, Bourgneuf, Bouvron, Brains, Cambon, Carquefou, le Cellier, Chantenay, la Chapelle-Bassemer, la Chapelle-Glain, la Chapelle-Launay, la Chapelle-sur-Erdre, Château-Thébaud, Chauvé, Cheix, Chéméré, la Chevrolière, Conquereuil, Cordemais, Corset, Couëron, Couffé, Derval, Donge, Drefféac, Fégréac, Fresnay, Frossay, le Gâvre, Gorges (en partie), Haute et Basse Goulaine, Guémené, Guenrouët, la Haie-Fouassière, Héric, Indre, Issé, Jans, Joué, le Loroux-Bottereau, Ligné, Lusangé, Maisdon, Malville, la Marne, Marsac, Melleray, Mésangé, Missillac, Monnière, Montebert (en partie), Montrelais, Mouzeil, Nantes et ses différentes paroisses, Nort, Notre-Dame de Clisson (en partie), Nozay, <text:span text:style-name="Page">{XXIX}</text:span>Oudon, le Pallet, Pannecé, le Pèlerin, Petit-Mars, Pierric, Plessé, Pontchâteau, Pont-Saint-Martin, Pornic, Port-Saint-Père, Prinquiau, Puceul, la Remaudière, Rezé, Riaillé, Rouans, la Rouxière, Saint-Aignan, <text:soft-page-break/>Saint-Brévin, Saint-Colombin, Saint-Donatien, Saint-Etienne-de-Mermorte, Saint-Etienne-de-Montluc, Saint-Herblain, Saint-Herblon, Saint-Hilaire-du-Bois (en partie), Saint-Hilaire-de-Chaléons, Saint-Julien-de-Concelles, Saint-Julien-de-Vouvantes, Saint-Léger, Saint-Lumine-de-Clisson (en partie), Saint-Lumine-de-Coutais, Saint-Mars-de-Coutais, Saint-Même, Saint-Michel-Chef-Chef, Sainte-Opportune, Sainte-Pazanne, Saint-Père-en-Retz, Saint-Philbert-de-Grandlieu, Saint-Sébastien, Saint-Sulpice-des-Landes, Saffré, Savenay, Sévérac, Sion, Soudan, Teillé, Thouaré, les Touches, Trans, Treffieuc, la Trinité-de-Clisson, Vallet, Vay, Vertou, Vieillevigne, Vigneuc, Vritz, Vue.</text:p>
      <text:p text:style-name="P2">Sénéchaussée de Guérande.</text:p>
      <text:p text:style-name="Text">Assérac, Batz, le Croisic, Escoublac, Guérande, Herbignac, Mesquer, Montoir, Piriac, Saint-André, Saint-Lyphard, Saint-Molf, Saint-Nazaire.</text:p>
      <text:p text:style-name="P2">Sénéchaussée de Rennes.</text:p>
      <text:p text:style-name="Text">Châteaubriant et Saint-Jean-de-Béré, Erbray, Fercé, Juigné, Noyal, Rougé, Ruffigné, Soulvache, Villepot.</text:p>
      <text:p text:style-name="Text">D’autres paroisses faisaient parties du Marches du Poitou, c’étaient :</text:p>
      <text:p text:style-name="Text">Aigrefeuille (en partie), Boussay, Gétigné, Gorges (en partie), Paulx, Legé, Saint-Gilles-de-Clisson, Saint-Hilaire-du-Bois (en partie), Saint-Jacques-de-Clisson, Saint-Jean-de-Corcoué, Saint-Lumine-de-Clisson (en partie), Remouillé, la Planche, Montebert (en partie), la Trinité-de-Machecoul.</text:p>
      <text:p text:style-name="Text">Toutes ces paroisses faisaient partie du comté nantais, à l’exception de Remouillé qui appartenait au Poitou, mais elles étaient exemptes d’impôts.</text:p>
      <text:p text:style-name="Text">Les impôts étaient votés primitivement tous les ans par les Etats de Bretagne. Ils étaient perçus par paroisses, et dans chaque paroisse par <text:span text:style-name="T6">frairie.</text:span> Les comptes des paroisses étaient examinés par la Chambre des Comptes de Bretagne qui siégeait à Nantes depuis 1495.</text:p>
      <text:p text:style-name="Text">A partir de 1609 la Bretagne fut administrée par un Intendant de justice, police et finance.</text:p>
      <text:p text:style-name="Text">L’intendance de Bretagne était subdivisée en subdélégations administrées par des subdélégués résidant dans les principales villes. Le territoire actuel <text:span text:style-name="Page">{XXX}</text:span>de la Loire-Inférieure était réparti en quinze subdélégations avant 1758 : Ancenis, Blain, Bourgneuf, Châteaubriant, Clisson, Le Croisic, Derval, Guérande, Machecoul, Nantes, Paimbœuf, Poitiers, Pontchâteau, Redon, la Roche-Bernard, Les différentes paroisses étaient réparties de la manière suivante :</text:p>
      <text:p text:style-name="P2">Subdélégation d’Ancenis.</text:p>
      <text:p text:style-name="Texte_20_Paroisse">Ancenis,<text:tab/>Oudon,</text:p>
      <text:p text:style-name="Texte_20_Paroisse">Anetz,<text:tab/>Petit-Mars,</text:p>
      <text:p text:style-name="Texte_20_Paroisse">Belligné,<text:tab/>Pouillé,</text:p>
      <text:p text:style-name="Texte_20_Paroisse">Bonnœuvre,<text:tab/>La Rouxière,</text:p>
      <text:p text:style-name="Texte_20_Paroisse">La Bourdinière,<text:tab/>Saint-Géréon,</text:p>
      <text:p text:style-name="Texte_20_Paroisse">Le Cellier,<text:tab/>Saint-Herblon,</text:p>
      <text:p text:style-name="Texte_20_Paroisse">Couffé,<text:tab/>Saint-Mars-du-Désert,</text:p>
      <text:p text:style-name="Texte_20_Paroisse">Ligné,<text:tab/>Saint-Mars-la-Jaille,</text:p>
      <text:p text:style-name="Texte_20_Paroisse">Maumusson,<text:tab/>Teillé,</text:p>
      <text:p text:style-name="Texte_20_Paroisse">Mésangé,<text:tab/>Trans,</text:p>
      <text:p text:style-name="Texte_20_Paroisse">Montrelais,<text:tab/>Varade.</text:p>
      <text:p text:style-name="Texte_20_Paroisse">Mouzeil,</text:p>
      <text:p text:style-name="P2"><text:soft-page-break/>Subdélégation de Blain.</text:p>
      <text:p text:style-name="Texte_20_Paroisse">Blain,<text:tab/>Héric,</text:p>
      <text:p text:style-name="Texte_20_Paroisse">Bouvron,<text:tab/>Plessé,</text:p>
      <text:p text:style-name="Texte_20_Paroisse">Fay,<text:tab/>Vay,</text:p>
      <text:p text:style-name="Texte_20_Paroisse">Le Gâvre,<text:tab/>Vigneuc.</text:p>
      <text:p text:style-name="Texte_20_Paroisse">Guenrouët,</text:p>
      <text:p text:style-name="P2">Subdélégation de Bourgneuf.</text:p>
      <text:p text:style-name="Texte_20_Paroisse">Arthon,<text:tab/>Chauvé,</text:p>
      <text:p text:style-name="Texte_20_Paroisse">Bourg-des-Moûtiers,<text:tab/>Cheméré,</text:p>
      <text:p text:style-name="Texte_20_Paroisse">Bourgneuf,<text:tab/>Le Clion,</text:p>
      <text:p text:style-name="Texte_20_Paroisse">Port-Saint-Père,<text:tab/>Saint-Cyr,</text:p>
      <text:p text:style-name="Texte_20_Paroisse">Prigny,<text:tab/>Saint-Hilaire-de-Chaléons,</text:p>
      <text:p text:style-name="Texte_20_Paroisse">Rouans,<text:tab/>Vue.</text:p>
      <text:p text:style-name="Titre_20_A"><text:span text:style-name="Page"><text:span text:style-name="T8">{XXXI}</text:span></text:span><text:span text:style-name="T9">Subdélégation de Chateaubriant.</text:span></text:p>
      <text:p text:style-name="Texte_20_Paroisse">Auverné,<text:tab/>Le Pin,</text:p>
      <text:p text:style-name="Texte_20_Paroisse">La Chapelle-Glain,<text:tab/>Riaillé,</text:p>
      <text:p text:style-name="Texte_20_Paroisse">Châteaubriant,<text:tab/>Rochementru,</text:p>
      <text:p text:style-name="Texte_20_Paroisse">Erbray,<text:tab/>Rougé,</text:p>
      <text:p text:style-name="Texte_20_Paroisse">Fercé,<text:tab/>Ruffigné,</text:p>
      <text:p text:style-name="Texte_20_Paroisse">Issé,<text:tab/>Saint-Aubin-des-Châteaux,</text:p>
      <text:p text:style-name="Texte_20_Paroisse">Joué-sur-Erdre,<text:tab/>Saint-Jean-de-Béré,</text:p>
      <text:p text:style-name="Texte_20_Paroisse">Juigné,<text:tab/>Saint-Julien-de-Vouvantes,</text:p>
      <text:p text:style-name="Texte_20_Paroisse">Louisfer,<text:tab/>Soudan,</text:p>
      <text:p text:style-name="Texte_20_Paroisse">Moisdon-la-Rivière,<text:tab/>Villepot,</text:p>
      <text:p text:style-name="Texte_20_Paroisse">Noyal,<text:tab/>Vritz.</text:p>
      <text:p text:style-name="P2">Subdélégation de Clisson.</text:p>
      <text:p text:style-name="Texte_20_Paroisse">Aigrefeuille,<text:tab/>Saint-Hilaire-du-Bois,</text:p>
      <text:p text:style-name="Texte_20_Paroisse">Gorges,<text:tab/>Saint-Jacques-de-Clisson,</text:p>
      <text:p text:style-name="Texte_20_Paroisse">Maisdon,<text:tab/>Saint-Lumine-de-Clisson,</text:p>
      <text:p text:style-name="Texte_20_Paroisse">Monnière,<text:tab/>Le Temple-de-la-Madeleine,</text:p>
      <text:p text:style-name="Texte_20_Paroisse">Notre-Dame-de-Clisson,<text:tab/>La Trinité de Clisson,</text:p>
      <text:p text:style-name="Texte_20_Paroisse">Saint-Colombin,<text:tab/>Vieillevigne.</text:p>
      <text:p text:style-name="P2">Subdélégation du Croisic.</text:p>
      <text:p text:style-name="Texte_20_Paroisse">Batz,<text:tab/>Le Croisic.</text:p>
      <text:p text:style-name="P2">Subdélégation de Derval.</text:p>
      <text:p text:style-name="Texte_20_Paroisse">Abbaretz,<text:tab/>Mouais,</text:p>
      <text:p text:style-name="Texte_20_Paroisse">Conquereuil,<text:tab/>Nort,</text:p>
      <text:p text:style-name="Texte_20_Paroisse"><text:soft-page-break/>Derval,<text:tab/>Saffré,</text:p>
      <text:p text:style-name="Texte_20_Paroisse">Nozay,<text:tab/>Saint-Sulpice-des-Landes,</text:p>
      <text:p text:style-name="Texte_20_Paroisse">Pierric,<text:tab/>Saint-Vincent-des-Landes,</text:p>
      <text:p text:style-name="Texte_20_Paroisse">Puceul,<text:tab/>Sion,</text:p>
      <text:p text:style-name="Texte_20_Paroisse">Guémené,<text:tab/>Les Touches,</text:p>
      <text:p text:style-name="Texte_20_Paroisse">Jans,<text:tab/>Treffieuc,</text:p>
      <text:p text:style-name="Texte_20_Paroisse">Marsac,</text:p>
      <text:p text:style-name="Titre_20_A"><text:span text:style-name="Page"><text:span text:style-name="T8">{XXXII}</text:span></text:span><text:span text:style-name="T9">Subdélégation de Guérande.</text:span></text:p>
      <text:p text:style-name="Texte_20_Paroisse">Escoublac,<text:tab/>Saint-André,</text:p>
      <text:p text:style-name="Texte_20_Paroisse">Guérande,<text:tab/>Saint-Lyphard,</text:p>
      <text:p text:style-name="Texte_20_Paroisse">Mesquer,<text:tab/>Saint-Molf,</text:p>
      <text:p text:style-name="Texte_20_Paroisse">Piriac,<text:tab/>Saint-Nazaire.</text:p>
      <text:p text:style-name="P2">Subdélégation de Machecoul.</text:p>
      <text:p text:style-name="Texte_20_Paroisse">La Benate,<text:tab/>Saint-Jean-de-Corcoué,</text:p>
      <text:p text:style-name="Texte_20_Paroisse">Cheix,<text:tab/>Saint-Lumine-de-Coutais,</text:p>
      <text:p text:style-name="Texte_20_Paroisse">Fresnay,<text:tab/>Saint-Mars-de-Coutais,</text:p>
      <text:p text:style-name="Texte_20_Paroisse">Légé,<text:tab/>Saint-Même,</text:p>
      <text:p text:style-name="Texte_20_Paroisse">La Limouzinière,<text:tab/>Sainte-Pazanne,</text:p>
      <text:p text:style-name="Texte_20_Paroisse">La Marne,<text:tab/>Saint-Philbert-de-Grandlieu,</text:p>
      <text:p text:style-name="Texte_20_Paroisse">Sainte-Croix-de-Machecoul,<text:tab/>Touvoie,</text:p>
      <text:p text:style-name="Texte_20_Paroisse">Saint-Etienne-de-Corcoué,<text:tab/>La Trinité-de-Machecoul.</text:p>
      <text:p text:style-name="Texte_20_Paroisse">Saint-Etienne-de-Mermorte,</text:p>
      <text:p text:style-name="P2">Subdélégation de Nantes.</text:p>
      <text:p text:style-name="Texte_20_Paroisse">La Boissière,<text:tab/>Indre,</text:p>
      <text:p text:style-name="Texte_20_Paroisse">Le Bignon,<text:tab/>Le Loroux-Bottereau,</text:p>
      <text:p text:style-name="Texte_20_Paroisse">Bouaye,<text:tab/>Mauve,</text:p>
      <text:p text:style-name="Texte_20_Paroisse">Brains,<text:tab/>Montebert,</text:p>
      <text:p text:style-name="Texte_20_Paroisse">Carquefou,<text:tab/>Mouzillon,</text:p>
      <text:p text:style-name="Texte_20_Paroisse">Casson,<text:tab/>Nantes et ses différentes paroisses,</text:p>
      <text:p text:style-name="Texte_20_Paroisse">Orvault,<text:tab/>Saint-Aignan,</text:p>
      <text:p text:style-name="Texte_20_Paroisse">Le Pallet,<text:tab/><text:span text:style-name="Page">{XXXIII}</text:span>Saint-Donatien,</text:p>
      <text:p text:style-name="Texte_20_Paroisse">Le Pèlerin,<text:tab/>Saint-Fiacre-du-Coin,</text:p>
      <text:p text:style-name="Texte_20_Paroisse">Pont-Saint-Martin,<text:tab/>Saint-Herblain,</text:p>
      <text:p text:style-name="Texte_20_Paroisse">La Remaudière,<text:tab/>Saint-Jean-de-Bouguenais,</text:p>
      <text:p text:style-name="Texte_20_Paroisse">Rezé,<text:tab/>Saint-Julien-de-Concelles,</text:p>
      <text:p text:style-name="Texte_20_Paroisse">Chantenay,<text:tab/>Saint-Léger,</text:p>
      <text:p text:style-name="Texte_20_Paroisse">La Chapelle-Bassemer,<text:tab/>Sainte-Luce,</text:p>
      <text:p text:style-name="Texte_20_Paroisse">La Chapelle-Heulin,<text:tab/>Saint-Pierre-de-Bouguenais,</text:p>
      <text:p text:style-name="Texte_20_Paroisse">La Chapelle-sur-Erdre,<text:tab/>Saint-Sébastien,</text:p>
      <text:p text:style-name="Texte_20_Paroisse">Chateau-Thébaud,<text:tab/>Saint-Similien,</text:p>
      <text:p text:style-name="Texte_20_Paroisse">La Chevrolière,<text:tab/>Sautron,</text:p>
      <text:p text:style-name="Texte_20_Paroisse">Couëron,<text:tab/>Sucé,</text:p>
      <text:p text:style-name="Texte_20_Paroisse">Doulon,<text:tab/>Le Temple-Maupertuis,</text:p>
      <text:p text:style-name="Texte_20_Paroisse">Géneston,<text:tab/>Thouaré,</text:p>
      <text:p text:style-name="Texte_20_Paroisse"><text:soft-page-break/>Haute-Goulaine,<text:tab/>Trellière,</text:p>
      <text:p text:style-name="Texte_20_Paroisse">Basse-Goulaine,<text:tab/>Vallet,</text:p>
      <text:p text:style-name="Texte_20_Paroisse">Grandchamp,<text:tab/>Vertou.</text:p>
      <text:p text:style-name="Texte_20_Paroisse">La Haie-Fouassière,</text:p>
      <text:p text:style-name="P2">Subdélégation de Paimbœuf.</text:p>
      <text:p text:style-name="Texte_20_Paroisse">Bourg-Sainte-Marie,<text:tab/>Saint-Brevin,</text:p>
      <text:p text:style-name="Texte_20_Paroisse">Corset,<text:tab/>Saint-Michel-Chef-Chef,</text:p>
      <text:p text:style-name="Texte_20_Paroisse">Frossay,<text:tab/>Sainte-Opportune,</text:p>
      <text:p text:style-name="Texte_20_Paroisse">Paimbœuf,<text:tab/>Saint-Père-en-Retz,</text:p>
      <text:p text:style-name="Texte_20_Paroisse">La Plaine,<text:tab/>Saint-Viau.</text:p>
      <text:p text:style-name="Texte_20_Paroisse">Pornic,</text:p>
      <text:p text:style-name="P2">Subdélégation de Poitiers.</text:p>
      <text:p text:style-name="Texte_20_Paroisse">Boussay,<text:tab/>Gétigné.</text:p>
      <text:p text:style-name="P2">Subdélégation de Pontchateau.</text:p>
      <text:p text:style-name="Texte_20_Paroisse">Besné,<text:tab/>Malville,</text:p>
      <text:p text:style-name="Texte_20_Paroisse">Cambon,<text:tab/>Montoir,</text:p>
      <text:p text:style-name="Texte_20_Paroisse">La Chapelle-Launay,<text:tab/>Pontchâteau,</text:p>
      <text:p text:style-name="Texte_20_Paroisse">Cordemais,<text:tab/>Prinquiau,</text:p>
      <text:p text:style-name="Texte_20_Paroisse">Crossac,<text:tab/>Quilly,</text:p>
      <text:p text:style-name="Texte_20_Paroisse">Donge,<text:tab/>Savenay,</text:p>
      <text:p text:style-name="Texte_20_Paroisse">Drefféac,<text:tab/>Saint-Etienne-de-Montluc,</text:p>
      <text:p text:style-name="Texte_20_Paroisse">Lavau,<text:tab/>Saint-Gildas-des-Bois.</text:p>
      <text:p text:style-name="P2">Subdélégation de Redon</text:p>
      <text:p text:style-name="Texte_20_Paroisse">Avessac,<text:tab/>Massérac.</text:p>
      <text:p text:style-name="Texte_20_Paroisse">Fégréac,</text:p>
      <text:p text:style-name="Titre_20_A"><text:span text:style-name="Page"><text:span text:style-name="T8">{XXXIV}</text:span></text:span><text:span text:style-name="T9">Subdélégation de la Roche-Bernard</text:span></text:p>
      <text:p text:style-name="Texte_20_Paroisse">Assérac,<text:tab/>Missillac,</text:p>
      <text:p text:style-name="Texte_20_Paroisse">Herbignac,<text:tab/>Sévérac.</text:p>
      <text:p text:style-name="Text">En 1758, l’étendue des subdélégations se trouve modifiée par la suppression de quatre d’entre elles : Clisson, Derval, Paimbœuf et Pontchâteau. Le territoire actuel de la Loire-Inférieure se trouva ainsi partagé en onze subdélégations, de la façon suivante :</text:p>
      <text:p text:style-name="P2">Subdélégation d’Ancenis</text:p>
      <text:p text:style-name="Texte_20_Paroisse">Ancenis,<text:tab/>Ligné,</text:p>
      <text:p text:style-name="Texte_20_Paroisse">Anetz,<text:tab/>Maumusson,</text:p>
      <text:p text:style-name="Texte_20_Paroisse">Belligné,<text:tab/>Mésangé,</text:p>
      <text:p text:style-name="Texte_20_Paroisse">Bonnœuvre,<text:tab/>Mouzeil,</text:p>
      <text:p text:style-name="Texte_20_Paroisse"><text:soft-page-break/>La Bourdinière-Pannecé,<text:tab/>Nort,</text:p>
      <text:p text:style-name="Texte_20_Paroisse">Le Cellier,<text:tab/>Saint-Herblon,</text:p>
      <text:p text:style-name="Texte_20_Paroisse">Oudon,<text:tab/>Saint-Mars-du-Désert,</text:p>
      <text:p text:style-name="Texte_20_Paroisse">Petit-Mars,<text:tab/>Saint-Mars-la-Jaille,</text:p>
      <text:p text:style-name="Texte_20_Paroisse">Pouillé,<text:tab/>Teillé,</text:p>
      <text:p text:style-name="Texte_20_Paroisse">La Rouxière,<text:tab/>Les Touches,</text:p>
      <text:p text:style-name="Texte_20_Paroisse">Saint-Géréon,<text:tab/>Trans,</text:p>
      <text:p text:style-name="Texte_20_Paroisse">Couffé,<text:tab/>Varade.</text:p>
      <text:p text:style-name="P2">Subdélégation de Blain</text:p>
      <text:p text:style-name="Texte_20_Paroisse">Abbaretz,<text:tab/>Malville,</text:p>
      <text:p text:style-name="Texte_20_Paroisse">Beslé (trêve de Guémené),<text:tab/>Marsac,</text:p>
      <text:p text:style-name="Texte_20_Paroisse">Blain,<text:tab/>Nozay,</text:p>
      <text:p text:style-name="Texte_20_Paroisse">Boué (trêve de Savenay),<text:tab/>Pierric,</text:p>
      <text:p text:style-name="Texte_20_Paroisse">Bouvron,<text:tab/>Plessé,</text:p>
      <text:p text:style-name="Texte_20_Paroisse">Cambon,<text:tab/>Pontchâteau,</text:p>
      <text:p text:style-name="Texte_20_Paroisse">La Chapelle-Launay,<text:tab/>Prinquiau,</text:p>
      <text:p text:style-name="Texte_20_Paroisse">Conquereuil,<text:tab/><text:span text:style-name="Page">{XXXV}</text:span>Puceul,</text:p>
      <text:p text:style-name="Texte_20_Paroisse">Fay,<text:tab/>Quilly,</text:p>
      <text:p text:style-name="Texte_20_Paroisse">Le Gâvre,<text:tab/>Saffré,</text:p>
      <text:p text:style-name="Texte_20_Paroisse">Guémené,<text:tab/>Saint-Gildas-des-Bois,</text:p>
      <text:p text:style-name="Texte_20_Paroisse">Guenrouet,<text:tab/>Savenay,</text:p>
      <text:p text:style-name="Texte_20_Paroisse">Héric,<text:tab/>Vay,</text:p>
      <text:p text:style-name="Texte_20_Paroisse">Jans,<text:tab/>Vigneuc.</text:p>
      <text:p text:style-name="Texte_20_Paroisse">Lavau,</text:p>
      <text:p text:style-name="P2">Subdélégation de Bourgneuf</text:p>
      <text:p text:style-name="Texte_20_Paroisse">Arthon,<text:tab/>Port-Saint-Père,</text:p>
      <text:p text:style-name="Texte_20_Paroisse">Bourg-des-Moûtiers,<text:tab/>Prigny,</text:p>
      <text:p text:style-name="Texte_20_Paroisse">Bourgneuf,<text:tab/>Rouans,</text:p>
      <text:p text:style-name="Texte_20_Paroisse">Chauvé,<text:tab/>Saint-Cyr,</text:p>
      <text:p text:style-name="Texte_20_Paroisse">Chéméré,<text:tab/>Saint-Hilaire-de-Chaléons,</text:p>
      <text:p text:style-name="Texte_20_Paroisse">Le Clion,<text:tab/>Vue.</text:p>
      <text:p text:style-name="P2">Subdélégation de Chateaubriant</text:p>
      <text:p text:style-name="Texte_20_Paroisse">Auverné,<text:tab/>Mouais,</text:p>
      <text:p text:style-name="Texte_20_Paroisse">La Chapelle-Glain,<text:tab/>Noyal,</text:p>
      <text:p text:style-name="Texte_20_Paroisse">Châteaubriant,<text:tab/>Le Pin,</text:p>
      <text:p text:style-name="Texte_20_Paroisse">Riaillé,<text:tab/>Ruffigné,</text:p>
      <text:p text:style-name="Texte_20_Paroisse">Rochementru,<text:tab/>Saint-Aubin-des-Châteaux,</text:p>
      <text:p text:style-name="Texte_20_Paroisse">Rougé,<text:tab/>Saint-Jean-de-Béré,</text:p>
      <text:p text:style-name="Texte_20_Paroisse">Derval,<text:tab/>Saint-Julien-de-Vouvantes.</text:p>
      <text:p text:style-name="Texte_20_Paroisse">Erbray,<text:tab/>Saint-Sulpice-des-Landes,</text:p>
      <text:p text:style-name="Texte_20_Paroisse">Fercé,<text:tab/>Saint-Vincent-des-Landes,</text:p>
      <text:p text:style-name="Texte_20_Paroisse">Issé,<text:tab/>Sion,</text:p>
      <text:p text:style-name="Texte_20_Paroisse">Joué-sur-Erdre,<text:tab/>Soudan,</text:p>
      <text:p text:style-name="Texte_20_Paroisse">Juigné,<text:tab/>Soulvache (trêve de Rougé),</text:p>
      <text:p text:style-name="Texte_20_Paroisse"><text:soft-page-break/>Louisfer,<text:tab/>Treffieuc,</text:p>
      <text:p text:style-name="Texte_20_Paroisse">Lusangé (trêve de Derval),<text:tab/>Villepot,</text:p>
      <text:p text:style-name="Texte_20_Paroisse">Moisdon,<text:tab/>Vritz.</text:p>
      <text:p text:style-name="P2">Subdélégation du Croisic</text:p>
      <text:p text:style-name="Texte_20_Paroisse">Batz,<text:tab/>Le Pouliguen (trêve de Batz).</text:p>
      <text:p text:style-name="Texte_20_Paroisse">Le Croisic,</text:p>
      <text:p text:style-name="Titre_20_A"><text:span text:style-name="Page"><text:span text:style-name="T8">{XXXVI}</text:span></text:span><text:span text:style-name="T9">Subdélégation de Guérande</text:span></text:p>
      <text:p text:style-name="Texte_20_Paroisse">Donge,<text:tab/>Saint-André,</text:p>
      <text:p text:style-name="Texte_20_Paroisse">Escoublac,<text:tab/>Saint-Joachim (trêve de Montoir),</text:p>
      <text:p text:style-name="Texte_20_Paroisse">Guérande,<text:tab/>Saint-Lyphard,</text:p>
      <text:p text:style-name="Texte_20_Paroisse">Mesquer,<text:tab/>Saint-Molf,</text:p>
      <text:p text:style-name="Texte_20_Paroisse">Montoir,<text:tab/>Saint-Nazaire.</text:p>
      <text:p text:style-name="Texte_20_Paroisse">Piriac,</text:p>
      <text:p text:style-name="P2">Subdélégation de Machecoul</text:p>
      <text:p text:style-name="Texte_20_Paroisse">La Benate,<text:tab/>Saint-Lumine-de-Coutais,</text:p>
      <text:p text:style-name="Texte_20_Paroisse">Cheix,<text:tab/>Saint-Mars-de-Coutais,</text:p>
      <text:p text:style-name="Texte_20_Paroisse">Fresnay,<text:tab/>Saint-Même,</text:p>
      <text:p text:style-name="Texte_20_Paroisse">Frossay,<text:tab/>Sainte-Pazanne,</text:p>
      <text:p text:style-name="Texte_20_Paroisse">Geneston,<text:tab/>Saint-Philbert-de-Grandlieu,</text:p>
      <text:p text:style-name="Texte_20_Paroisse">Legé,<text:tab/>Touvoie,</text:p>
      <text:p text:style-name="Texte_20_Paroisse">La Limouzinière,<text:tab/>Sainte-Croix-de-Machecoul,</text:p>
      <text:p text:style-name="Texte_20_Paroisse">La Marne,<text:tab/>Saint-Etienne-de-Corcoué,</text:p>
      <text:p text:style-name="Texte_20_Paroisse">Saint-Etienne-de Mermorte,<text:tab/>La Trinité-de-Machecoul.</text:p>
      <text:p text:style-name="Texte_20_Paroisse">Saint-Jean-de-Corcoué,</text:p>
      <text:p text:style-name="P2">Subdélégation de Nantes</text:p>
      <text:p text:style-name="Texte_20_Paroisse">Aigrefeuille,<text:tab/>Le Pèlerin,</text:p>
      <text:p text:style-name="Texte_20_Paroisse">La Boissière,<text:tab/>La Plaine,</text:p>
      <text:p text:style-name="Texte_20_Paroisse">Le Bignon,<text:tab/>Pont-Saint-Martin,</text:p>
      <text:p text:style-name="Texte_20_Paroisse">Bouaye,<text:tab/>Pornic,</text:p>
      <text:p text:style-name="Texte_20_Paroisse">Bourg-Sainte-Marie,<text:tab/>La Remaudière,</text:p>
      <text:p text:style-name="Texte_20_Paroisse">Brains,<text:tab/>Rezé,</text:p>
      <text:p text:style-name="Texte_20_Paroisse">Carquefou,<text:tab/>Saint-Aignan,</text:p>
      <text:p text:style-name="Texte_20_Paroisse">Casson,<text:tab/>Saint-Brévin,</text:p>
      <text:p text:style-name="Texte_20_Paroisse">Chantenay,<text:tab/>Saint-Colombin,</text:p>
      <text:p text:style-name="Texte_20_Paroisse">La Chapelle-Heulin,<text:tab/>Saint-Donatien,</text:p>
      <text:p text:style-name="Texte_20_Paroisse">La Chapelle-sur-Erdre,<text:tab/>Saint-Etienne-de-Montluc,</text:p>
      <text:p text:style-name="Texte_20_Paroisse">Château-Thébaud,<text:tab/>Saint-Fiacre-du-Coin,</text:p>
      <text:p text:style-name="Texte_20_Paroisse">La Chevrolière,<text:tab/>Saint-Herblain,</text:p>
      <text:p text:style-name="Texte_20_Paroisse">Clisson (et ses différentes paroisses),<text:tab/>Saint-Hilaire-du-Bois,</text:p>
      <text:p text:style-name="Texte_20_Paroisse">Cordemais,<text:tab/>Saint-Jean-de-Bouguenais,</text:p>
      <text:p text:style-name="Texte_20_Paroisse">Corset,<text:tab/>Saint-Julien-de-Concelles,</text:p>
      <text:p text:style-name="Texte_20_Paroisse"><text:soft-page-break/>Couëron,<text:tab/>Saint-Léger,</text:p>
      <text:p text:style-name="Texte_20_Paroisse">Gorges,<text:tab/>Sainte-Luce,</text:p>
      <text:p text:style-name="Texte_20_Paroisse">Basse-Goulaine,<text:tab/>Saint-Michel-Chef-Chef,</text:p>
      <text:p text:style-name="Texte_20_Paroisse">Haute-Goulaine,<text:tab/>Sainte-Opportune,</text:p>
      <text:p text:style-name="Texte_20_Paroisse">Grandchamp,<text:tab/>Saint-Père-en-Retz,</text:p>
      <text:p text:style-name="Texte_20_Paroisse">La Haie-Fouassière,<text:tab/>Saint-Pierre-de-Bouguenais,</text:p>
      <text:p text:style-name="Texte_20_Paroisse">Indre,<text:tab/>Saint-Sébastien,</text:p>
      <text:p text:style-name="Texte_20_Paroisse">Le Loroux-Bottereau,<text:tab/>Saint-Similien,</text:p>
      <text:p text:style-name="Texte_20_Paroisse">Maisdon,<text:tab/>Saint-Viau,</text:p>
      <text:p text:style-name="Texte_20_Paroisse">Mauve,<text:tab/>Sautron,</text:p>
      <text:p text:style-name="Texte_20_Paroisse"><text:span text:style-name="Page">{XXXVII}</text:span>Monnière,<text:tab/>Sucé,</text:p>
      <text:p text:style-name="Texte_20_Paroisse">Montebert,<text:tab/>Le Temple-Maupertuis,</text:p>
      <text:p text:style-name="Texte_20_Paroisse">Mouzillon,<text:tab/>Trellière,</text:p>
      <text:p text:style-name="Texte_20_Paroisse">Nantes (et ses différentes parties),<text:tab/>Vallet,</text:p>
      <text:p text:style-name="Texte_20_Paroisse">Orvault,<text:tab/>Vertou,</text:p>
      <text:p text:style-name="Texte_20_Paroisse">Paimbœuf,<text:tab/>Vieillevigne.</text:p>
      <text:p text:style-name="Texte_20_Paroisse">Le Pallet,</text:p>
      <text:p text:style-name="P2">Subdélégation de Poitiers</text:p>
      <text:p text:style-name="Texte_20_Paroisse">Boussay,<text:tab/>Gétigné.</text:p>
      <text:p text:style-name="P2">Subdélégation de Redon</text:p>
      <text:p text:style-name="Texte_20_Paroisse">Avessac,<text:tab/>Massérac,</text:p>
      <text:p text:style-name="Texte_20_Paroisse">Fégréac,<text:tab/>Saint-Nicolas (trêve d’Avessac).</text:p>
      <text:p text:style-name="P2">Subdélégation de la Roche-Bernard</text:p>
      <text:p text:style-name="Texte_20_Paroisse">Assérac,<text:tab/>Herbignac,</text:p>
      <text:p text:style-name="Texte_20_Paroisse">Besné,<text:tab/>Missillac,</text:p>
      <text:p text:style-name="Texte_20_Paroisse">Crossac,<text:tab/>Sévérac.</text:p>
      <text:p text:style-name="Texte_20_Paroisse">Drefféac,</text:p>
      <text:p text:style-name="Texte_20_1LA">Une juridiction d’Amirauté existait à Nantes, dont les appels étaient portés devant le Parlement de Rennes.</text:p>
      <text:p text:style-name="Section_20_Titre"><text:span text:style-name="Page"><text:span text:style-name="T8">{XXXVIII}</text:span></text:span>8° FORMATION DU DÉPARTEMENT</text:p>
      <text:p text:style-name="Text">Le département de la Loire-Inférieure fut créé par la loi du 15 janvier 1790. Il comprenait le Comté Nantais moins les paroisses de Camoël, Férel, Nivillac, la Roche-Bernard, Saint-Dolay, et les trêves de Téhillac et de Pénestin qui furent rattachées au Morbihan. A la Vendée furent réunies les paroisses du Bois-de-Cené, la Garnache, Grandlande, Saint-Etienne-du-Bois. Sept paroisses furent prises au Comté de Rennes : Erbray, Juigné, Rougé, Ruffigné, Saint-Jean-de-Béré, Soudan et Soulvache ; et trois autres à l’évêché de Rennes : Fercé, Noyal et Villepot.</text:p>
      <text:p text:style-name="Text">Le département fut divisé en 9 districts, 56 cantons et 208 communes.</text:p>
      <text:p text:style-name="Text">Les neuf districts furent :</text:p>
      <text:p text:style-name="Text">Ancenis, Blain, Châteaubriant, Clisson, Guérande, Machecoul, Nantes, Paimbœuf, Savenay.</text:p>
      <text:p text:style-name="Text">Les<text:span text:style-name="T12"> 55 ca</text:span>ntons eurent pour chefs lieux :</text:p>
      <text:p text:style-name="Text"><text:soft-page-break/>Aigrefeuille, Ancenis, Arthon, Batz, Blain, Bouaye, Bouguenais, Bourgneuf, Cambon, Chantenay, la Chapelle-sur-Erdre, Châteaubriant, Clisson, Couëron, Derval, Frossay, Guémené-Penfao, Guérande, Herbignac, Issé, Legé, Ligné, la Limouzinière, le Loroux-Bottereau, Machecoul, Mesquer, Moisdon-la-Rivière, Monnière, Montoir, Nantes, Nort, Nozay, Paimbœuf, le Pèlerin, Pontchâteau, Pornic, Riaillé, Rougé, la Rouxière, Saint-Julien-de-Vouvantes, Saint-Nazaire, Saint Nicolas-de-Redon, Sainte-Pazanne, Saint-Philbert-de-Grandlieu, Saint-Sébastien, Savenay, Sion, Soudan, le Temple, Thouaré, Vallet, Varade, Vertou, Vieillevigne, Vritz.</text:p>
      <text:p text:style-name="Text">Les districts furent composés de la façon suivante :</text:p>
      <text:p text:style-name="Titre_20_A">I° <text:span text:style-name="T9">District d’Ancenis</text:span></text:p>
      <text:p text:style-name="Text">Ancenis, Anetz, Belligné, Bonnœuvre, le Cellier, la Chapelle-de-Montrelais, Couffé, Joué, Ligné, Maumusson, Mésangé, Montrelais, Mouzeil, Oudon, Pannecé, le Pin, Pouillé, Riaillé, Rochementru, la Rouxière, Saint-Géréon, Saint-Herblon, Saint-Mars-la-Jaille, Saint-Pierre-d’Ancenis, Saint-Sulpice-des-Landes, Teillé, Trans, Varade, Vritz.</text:p>
      <text:p text:style-name="Titre_20_A"><text:span text:style-name="Page"><text:span text:style-name="T8">{XXXIX}</text:span></text:span>II° <text:span text:style-name="T9">District de Blain</text:span></text:p>
      <text:p text:style-name="Text">Avessac, Blain, Conquereuil, Fay, Fégréac, le Gâvre, Guémené, Marsac, Massérac, Nozay, Pierric, Plessé, Puceul, Saffré, Saint-Nicolas-de-Redon, Vay.</text:p>
      <text:p text:style-name="Titre_20_A">III° <text:span text:style-name="T9">District de Chateaubriant</text:span></text:p>
      <text:p text:style-name="Text">Abbaretz, la Chapelle-Glain, Châteaubriant et Saint-Jean de-Béré, Derval, Fercé, Grand-Auverné, Erbray, Issé, Jans, Juigné-les-Moûtiers, Louisfer, Lusangé, Melleray, Mouais, Noyal, Moisdon, Petit-Auverné, Rougé, Ruffigné, Saint-Aubin-des Châteaux, Saint-Julien-de Vouvantes, Soudan, Soulvache, Sion, Treffieuc, Villepot, Saint-Vincent-des-Landes.</text:p>
      <text:p text:style-name="Titre_20_A">IV° <text:span text:style-name="T9">District de Clisson</text:span></text:p>
      <text:p text:style-name="Text">Aigrefeuille, Barbechat, le Bignon, la Boissière, Boussay, la Chapelle-Bassemer, la Chapelle-Heulin, Château-Thébaud, Clisson, (Notre-Dame, la Trinité, Saint-Jacques), Gétigné, Gorges, Haute-Goulaine, la Haie-Fouassière, Le Loroux, Maisdon, la Madeleine, Monnière, Mouzillon, le Pallet, Remouillé, la Remaudière, Saint-Hilaire-du-Bois, Saint-Julien-de-Concelles, Saint-Lumine-de-Clisson, Saint-Fiacre, Vallet, Vertou, Vieillevigne.</text:p>
      <text:p text:style-name="Titre_20_A">V° <text:span text:style-name="T9">District de Guérande</text:span></text:p>
      <text:p text:style-name="Text">Assérac, Batz, Besné, la Chapelle-des-Marais, le Croisic, Crossac, Donge, Escoublac, Guérande, Herbignac, Missillac, Montoir, Mesquer, Piriac, Pontchâteau, Saint-André-des-Eaux, Saint-Lyphard, Saint-Molf, Saint-Nazaire Sainte-Reine, Saint-Joachim.</text:p>
      <text:p text:style-name="Titre_20_A">VI° <text:span text:style-name="T9">District de Machecoul</text:span></text:p>
      <text:p text:style-name="Text">La Benate, Bourgneuf, la Chevrolière, Fresnay, Géneston, Légé, la Limouzinière, Machecoul, la Marne, Montebert, Paulx, Saint-Cyr, Saint-Etienne-de-Corcoué, Saint-Etienne-de-Mermorte, Saint-Jean-de-Corcoué, Saint-Colombin, Saint-Mars-de-Coutais, Saint-Lumine-de-Coutais, Saint-Même, Saint-Philbert-de-Grandlieu, Touvoie, la Trinité de Machecoul.</text:p>
      <text:p text:style-name="Titre_20_A"><text:soft-page-break/><text:span text:style-name="Page"><text:span text:style-name="T8">{XL}</text:span></text:span>VII° <text:span text:style-name="T9">District de Nantes</text:span></text:p>
      <text:p text:style-name="Text">Basse-Goulaine, Bouaye, Bouguenais, Brains, Carquefou, Casson, Chantenay, la Chapelle-sur-Erdre, Doulon, Grandchamp, Héric, Indre, Mauve, Nantes, Nort, Orvault, Petit-Mars, Pont-Saint-Martin, Rezé, Sautron, Saint-Aignan, Saint-Donatien, Saint-Herblain, Saint-Légé, Sainte-Luce, Saint-Mars-du-Désert, Saint-Similien, Saint-Sébastien, Sucé, Thouaré, les Touches, Trellière.</text:p>
      <text:p text:style-name="Titre_20_A">VIII° <text:span text:style-name="T9">District de Paimbœuf</text:span></text:p>
      <text:p text:style-name="Text">Arthon, Chauvé, Chéméré, Cheix, Le Clion, Corset, Frossay, les Moûtiers, Paimbœuf, Le Pèlerin, La Plaine, Pornic, Port-Saint-Père, Prigny, Rouans, Saint-Brévin, Saint-Hilaire-de-Chaléons, Saint-Jean-de-Boiseau, Sainte-Marie, Saint-Michel-Chef-Chef, Sainte-Opportune, Sainte-Pazanne, Saint-Père-en-Retz, Saint-Viau, Vue.</text:p>
      <text:p text:style-name="Titre_20_A">IX° <text:span text:style-name="T9">District de Savenay</text:span></text:p>
      <text:p text:style-name="Text">Bouée, Bouvron, Cambon, La Chapelle-Launay, Cordemais, Couëron, Drefféac, Guenrouët, Lavau, Malville, Prinquiau, Quilly, Savenay, Saint-Etienne-de-Montluc, Saint-Gildas-des-Bois, Le Temple, Vigneuc.</text:p>
      <text:p text:style-name="Text">La loi du 28 pluviôse an VIII supp<text:span text:style-name="T10">rima les </text:span><text:span text:style-name="T11">districts</text:span><text:span text:style-name="T10">. Le département de la Loire-Inférieure fut divisé en cinq arrondissemen</text:span>ts : Nantes, Savenay, Châteaubriant, Ancenis et Paimbœuf. En 1868, Saint-Nazaire devint chef-lieu d’arrondissement à la place de Savenay. En 1901 le département comprenait, 45 cantons, 218 communes donnant une population de 664 971 habitants.</text:p>
      <text:p text:style-name="Titre_20_B">I. ARRONDISSEMENT DE NANTES<text:line-break/><text:span text:style-name="Texte_5f_Par">(17 cantons ; 71 communes ; 299 246 habitants)</text:span><text:span text:style-name="Footnote_20_Symbol"><text:span text:style-name="T8"><text:note text:id="ftn15" text:note-class="footnote"><text:note-citation>15</text:note-citation><text:note-body><text:p text:style-name="Footnote"><text:s/>Statistique officielle du Ministère de l’Intérieur, d’après le dénombrement de 1901.</text:p></text:note-body></text:note></text:span></text:span>.</text:p>
      <text:p text:style-name="Titre_20_C_20_NS">1°. — <text:span text:style-name="T9">Canton d’Aigrefeuille.</text:span><text:line-break/><text:span text:style-name="Texte_5f_Par">(7 communes ; 13 494 habitants).</text:span></text:p>
      <text:p text:style-name="Text">Aigrefeuille, Le Bignon, Maisdon, Montebert, La Planche, Remouillé, Vieillevigne.</text:p>
      <text:p text:style-name="Titre_20_C"><text:span text:style-name="Page"><text:span text:style-name="T8">{XLI}</text:span></text:span>2°. — <text:span text:style-name="T9">Canton de Bouaye.</text:span><text:line-break/><text:span text:style-name="Texte_5f_Par">(7 communes, 18 665 habitants).</text:span></text:p>
      <text:p text:style-name="Text">Bouaye, Bouguenais, Brains, Pont-Saint-Martin, Rezé, Saint-Aignan, Saint-Léger.</text:p>
      <text:p text:style-name="Titre_20_C">3°. — <text:span text:style-name="T9">Canton de Carquefou.</text:span><text:line-break/><text:span text:style-name="Texte_5f_Par">(5 communes, 13 055 habitants).</text:span></text:p>
      <text:p text:style-name="Text">Carquefou, Doulon, Mauve, Sainte-Luce, Thouaré.</text:p>
      <text:p text:style-name="Titre_20_C"><text:soft-page-break/>4°. — <text:span text:style-name="T9">Canton de la Chapelle-sur-Erdre.</text:span><text:line-break/><text:span text:style-name="Texte_5f_Par">(6 communes, 11 134 habitants).</text:span></text:p>
      <text:p text:style-name="Text">La Chapelle-sur-Erdre, Grandchamp, Orvault, Sautron, Sucé, Trellière.</text:p>
      <text:p text:style-name="Titre_20_C">5°. — <text:span text:style-name="T9">Canton de Clisson.</text:span><text:line-break/><text:span text:style-name="Texte_5f_Par">(7 communes, 11 718 habitants).</text:span></text:p>
      <text:p text:style-name="Text">Clisson, Boussay, Gétigné, Gorges, Monnière, Saint-Hilaire-du-Bois, Saint Lumine-de-Clisson.</text:p>
      <text:p text:style-name="Titre_20_C">6°. — <text:span text:style-name="T9">Canton de Legé.</text:span><text:line-break/><text:span text:style-name="Texte_5f_Par">(4 communes, 9407 habitants).</text:span></text:p>
      <text:p text:style-name="Text">Legé, Saint-Etienne-de-Corcoué, Saint-Jean-de-Corcoué, Touvoie.</text:p>
      <text:p text:style-name="Titre_20_C">7°. — <text:span text:style-name="T9">Canton du Loroux-Bottereau.</text:span><text:line-break/><text:span text:style-name="Texte_5f_Par">(7 communes, 14 221 habitants).</text:span></text:p>
      <text:p text:style-name="Text">Barbechat, la Boissière-du-Doré, la Chapelle-Bassemer, le Landreau, le Loroux-Bottereau, la Remaudière, Saint-Julien-de-Concelles.</text:p>
      <text:p text:style-name="Titre_20_C">8°. — <text:span text:style-name="T9">Canton de Machecoul.</text:span><text:line-break/><text:span text:style-name="Texte_5f_Par">(6 communes, 11 327 habitants).</text:span></text:p>
      <text:p text:style-name="Text">Machecoul, la Marne, Paulx, Saint-Etienne-de-Mermorte, Saint-Mars-de-Coutais, Saint-Même.</text:p>
      <text:p text:style-name="Titre_20_C"><text:span text:style-name="Page"><text:span text:style-name="T8">{XLII}</text:span></text:span>9°. — 1<text:span text:style-name="T4">er</text:span> <text:span text:style-name="T9">Canton de Nantes.</text:span><text:line-break/><text:span text:style-name="Texte_5f_Par">(26 903 habitants).</text:span></text:p>
      <text:p text:style-name="Titre_20_C_20_NS">10°. — 2<text:span text:style-name="T4">e</text:span> <text:span text:style-name="T9">Canton de Nantes.</text:span><text:line-break/><text:span text:style-name="Texte_5f_Par">(27 776 habitants).</text:span></text:p>
      <text:p text:style-name="Titre_20_C_20_NS">11°. — 3<text:span text:style-name="T4">e</text:span> <text:span text:style-name="T9">Canton de Nantes.</text:span><text:line-break/><text:span text:style-name="Texte_5f_Par">(14 594 habitants).</text:span></text:p>
      <text:p text:style-name="Titre_20_C_20_NS">12°. — 4<text:span text:style-name="T4">e</text:span> <text:span text:style-name="T9">Canton de Nantes.</text:span><text:line-break/><text:span text:style-name="Texte_5f_Par">(2 communes, 38 197 habitants).</text:span></text:p>
      <text:p text:style-name="Text">Nantes (4<text:span text:style-name="T4">e</text:span> canton), Saint-Sébastien.</text:p>
      <text:p text:style-name="Titre_20_C"><text:soft-page-break/>13°. — 5<text:span text:style-name="T4">e</text:span> <text:span text:style-name="T9">Canton de Nantes.</text:span><text:line-break/><text:span text:style-name="Texte_5f_Par">(19 856 habitants).</text:span></text:p>
      <text:p text:style-name="Titre_20_C_20_NS">14°. — 6<text:span text:style-name="T4">e</text:span> <text:span text:style-name="T9">Canton de Nantes.</text:span><text:line-break/><text:span text:style-name="Texte_5f_Par">(4 communes, 44 652 habitants).</text:span></text:p>
      <text:p text:style-name="Text">Chantenay, Indre, Nantes (6<text:span text:style-name="T4">e</text:span> canton), Saint-Herblain.</text:p>
      <text:p text:style-name="Titre_20_C">15°. — <text:span text:style-name="T9">Canton de Saint-Philbert-de-Grandlieu.</text:span><text:line-break/><text:span text:style-name="Texte_5f_Par">(5 communes, 11 241 habitants).</text:span></text:p>
      <text:p text:style-name="Text">La Chevrolière, la Limouzinière, Saint-Colombin, Saint-Lumine-de-Coutais, Saint-Philbert-de-Grandlieu.</text:p>
      <text:p text:style-name="Titre_20_C">16°. — <text:span text:style-name="T9">Canton de Vallet.</text:span><text:line-break/><text:span text:style-name="Texte_5f_Par">(5 communes, 10 104 habitants).</text:span></text:p>
      <text:p text:style-name="Text">La Chapelle-Heulin, Mouzillon, le Pallet, la Regrippière, Vallet.</text:p>
      <text:p text:style-name="Titre_20_C">17°. — <text:span text:style-name="T9">Canton de Vertou.</text:span><text:line-break/><text:span text:style-name="Texte_5f_Par">(7 communes, 12 902 habitants).</text:span></text:p>
      <text:p text:style-name="Text">Basse-Goulaine, Château-Thébaud, la Haie-Fouassière, Haute-Goulaine, Saint-Fiacre les Sorinières, Vertou.</text:p>
      <text:p text:style-name="Titre_20_B"><text:span text:style-name="Page"><text:span text:style-name="T8">{XLIII}</text:span></text:span>II. ARRONDISSEMENT DE SAINT-NAZAIRE<text:line-break/><text:span text:style-name="Texte_5f_Par">(11 cantons, 56 communes, 186 132 habitants).</text:span></text:p>
      <text:p text:style-name="Titre_20_C_20_NS">1°. — <text:span text:style-name="T9">Canton de Blain.</text:span><text:line-break/><text:span text:style-name="Texte_5f_Par">(5 communes, 16 559 habitants).</text:span></text:p>
      <text:p text:style-name="Text">Blain, Bouvron, Fay, le Gâvre. Notre-Dame-des-Landes.</text:p>
      <text:p text:style-name="Titre_20_C">2°. — <text:span text:style-name="T9">Canton du Croisic.</text:span><text:line-break/><text:span text:style-name="Texte_5f_Par">(3 communes, 6 352 habitants).</text:span></text:p>
      <text:p text:style-name="Text">Batz, le Croisic, Le Pouliguen.</text:p>
      <text:p text:style-name="Titre_20_C">3°. — <text:span text:style-name="T9">Canton de Guémené-Penfao.</text:span><text:line-break/><text:span text:style-name="Texte_5f_Par">(5 communes, 12 746 habitants).</text:span></text:p>
      <text:p text:style-name="Text">Conquereuil, Guémené-Penfao, Marsac, Massérac, Pierric.</text:p>
      <text:p text:style-name="Titre_20_C"><text:soft-page-break/>4°. — <text:span text:style-name="T9">Canton de Guérande.</text:span><text:line-break/><text:span text:style-name="Texte_5f_Par">(7 communes, 17 007 habitants).</text:span></text:p>
      <text:p text:style-name="Text">Escoublac, Guérande, Mesquer, Piriac, Saint-André-des-Eaux, Saint-Molf, la Turballe.</text:p>
      <text:p text:style-name="Titre_20_C">5°. — <text:span text:style-name="T9">Canton d’Herbignac.</text:span><text:line-break/><text:span text:style-name="Texte_5f_Par">(4 communes, 10 027 habitants).</text:span></text:p>
      <text:p text:style-name="Text">Assérac, la Chapelle-des-Marais, Herbignac, Saint-Lyphard.</text:p>
      <text:p text:style-name="Titre_20_C">6°. — <text:span text:style-name="T9">Canton de Pontchateau.</text:span><text:line-break/><text:span text:style-name="Texte_5f_Par">(5 communes, 13 943 habitants).</text:span></text:p>
      <text:p text:style-name="Text">Besné, Crossac, Pontchâteau, Saint-Joachim, Sainte-Reine.</text:p>
      <text:p text:style-name="Titre_20_C">7°. — <text:span text:style-name="T9">Canton de Saint-Etienne-de-Montluc.</text:span><text:line-break/><text:span text:style-name="Texte_5f_Par">(5 communes, 15 970 habitants).</text:span></text:p>
      <text:p text:style-name="Text">Cordemais, Couëron, Saint-Etienne-de-Montluc, Le Temple, Vigneuc.</text:p>
      <text:p text:style-name="Titre_20_C"><text:span text:style-name="Page"><text:span text:style-name="T8">{XLIV}</text:span></text:span>8°. — <text:span text:style-name="T9">Canton de Saint-Gildas-des-Bois.</text:span><text:line-break/><text:span text:style-name="Texte_5f_Par">(5 communes, 12 887 habitants).</text:span></text:p>
      <text:p text:style-name="Text">Drefféac, Guenrouët, Missillac, Saint-Gildas-des-Bois, Sévérac.</text:p>
      <text:p text:style-name="Titre_20_C">9°. — <text:span text:style-name="T9">Canton de Saint-Nazaire.</text:span><text:line-break/><text:span text:style-name="Texte_5f_Par">(4 communes, 50 305 habitants).</text:span></text:p>
      <text:p text:style-name="Text">Donge, Montoir-de-Bretagne, Portnichet, Saint-Nazaire.</text:p>
      <text:p text:style-name="Titre_20_C">10°. — <text:span text:style-name="T9">Canton de Saint-Nicolas-de-Redon.</text:span><text:line-break/><text:span text:style-name="Texte_5f_Par">(4 communes, 14 572 habitants).</text:span></text:p>
      <text:p text:style-name="Text">Avessac, Fégréac, Plessé, Saint-Nicolas-de-Redon.</text:p>
      <text:p text:style-name="Titre_20_C">11°. — <text:span text:style-name="T9">Canton de Savenay.</text:span><text:line-break/><text:span text:style-name="Texte_5f_Par">(9 communes, 15 764 habitants).</text:span></text:p>
      <text:p text:style-name="Text">Bouée, Cambon, La Chapelle-Launay, Lavau, Malville, Prinquiau, Quilly, Sainte-Anne-de-Cambon, Savenay.</text:p>
      <text:p text:style-name="Titre_20_B"><text:soft-page-break/>III. ARRONDISSEMENT DE CHATEAUBRIANT.<text:line-break/><text:span text:style-name="Texte_5f_Par">(7 cantons, 37 communes, 80 573 habitants).</text:span></text:p>
      <text:p text:style-name="Titre_20_C_20_NS">1°. — <text:span text:style-name="T9">Canton de Chateaubriant.</text:span><text:line-break/><text:span text:style-name="Texte_5f_Par">(4 communes, 13 535 habitants).</text:span></text:p>
      <text:p text:style-name="Text">Châteaubriant, Ruffigné, Saint-Aubin-des-Châteaux, Soudan.</text:p>
      <text:p text:style-name="Titre_20_C">2°. — <text:span text:style-name="T9">Canton de Derval.</text:span><text:line-break/><text:span text:style-name="Texte_5f_Par">(6 communes, 12 532 habitants).</text:span></text:p>
      <text:p text:style-name="Text">Derval, Jans, Lusangé, Mouais, Saint-Vincent-des-Landes, Sion.</text:p>
      <text:p text:style-name="Titre_20_C">3°. — <text:span text:style-name="T9">Canton de Moisdon-la-Rivière.</text:span><text:line-break/><text:span text:style-name="Texte_5f_Par">(5 communes, 8 882 habitants).</text:span></text:p>
      <text:p text:style-name="Text">Grand-Auverné, Issé, Louisfer, Melleray, Moisdon-la-Rivière.</text:p>
      <text:p text:style-name="Titre_20_C"><text:span text:style-name="Page"><text:span text:style-name="T8">{XLV}</text:span></text:span>4°. — <text:span text:style-name="T9">Canton de Nort-sur-Erdre.</text:span><text:line-break/><text:span text:style-name="Texte_5f_Par">(6 communes, 15 611 habitants).</text:span></text:p>
      <text:p text:style-name="Text">Casson, Héric, Nort-sur-Erdre, Petit-Mars, Saint-Mars-du-Désert, les Touches.</text:p>
      <text:p text:style-name="Titre_20_C">5°. — <text:span text:style-name="T9">Canton de Nozay.</text:span><text:line-break/><text:span text:style-name="Texte_5f_Par">(6 communes, 16 562 habitants).</text:span></text:p>
      <text:p text:style-name="Text">Abbaretz, Nozay, Puceul, Saffré, Treffieuc, Vay.</text:p>
      <text:p text:style-name="Titre_20_C">6°. — <text:span text:style-name="T9">Canton de Rougé.</text:span><text:line-break/><text:span text:style-name="Texte_5f_Par">(5 communes, 5 743 habitants).</text:span></text:p>
      <text:p text:style-name="Text">Fercé, Noyal-sur-Brutz, Rougé, Soulvache, Villepot.</text:p>
      <text:p text:style-name="Titre_20_C">7°. — <text:span text:style-name="T9">Canton de Saint-Julien-de-Vouvantes.</text:span><text:line-break/><text:span text:style-name="Texte_5f_Par">(5 communes, 7 708 habitants).</text:span></text:p>
      <text:p text:style-name="Text">La Chapelle-Glain, Erbray, Juigné-les-Moûtiers, Petit-Auverné, Saint-Julien-de-Vouvantes.</text:p>
      <text:p text:style-name="Titre_20_B">IV. ARRONDISSEMENT D’ANCENIS<text:line-break/><text:span text:style-name="Texte_5f_Par">(5 cantons, 27 communes, 49 015 habitants).</text:span></text:p>
      <text:p text:style-name="Titre_20_C_20_NS">1°. — <text:span text:style-name="T9">Canton d’Ancenis.</text:span><text:line-break/><text:span text:style-name="Texte_5f_Par">(7 communes, 14 503 habitants).</text:span></text:p>
      <text:p text:style-name="Text">Ancenis, Anetz, Mésangé, Oudon, Pouillé, Saint-Géréon, Saint-Herblon.</text:p>
      <text:p text:style-name="Titre_20_C"><text:soft-page-break/>2°. — <text:span text:style-name="T9">Canton de Ligné.</text:span><text:line-break/><text:span text:style-name="Texte_5f_Par">(4 communes, 8 455 habitants).</text:span></text:p>
      <text:p text:style-name="Text">Le Cellier, Couffé, Ligné, Mouzeil.</text:p>
      <text:p text:style-name="Titre_20_C">3°. — <text:span text:style-name="T9">Canton de Riaillé.</text:span><text:line-break/><text:span text:style-name="Texte_5f_Par">(5 communes, 9 169 habitants).</text:span></text:p>
      <text:p text:style-name="Text">Joué-sur-Erdre, Pannecé, Riaillé, Teillé, Trans.</text:p>
      <text:p text:style-name="Titre_20_C"><text:span text:style-name="Page"><text:span text:style-name="T8">{XLVI}</text:span></text:span>4°. — <text:span text:style-name="T9">Canton de Saint-Mars-la-Jaille.</text:span><text:line-break/><text:span text:style-name="Texte_5f_Par">(6 communes, 8 008 habitants).</text:span></text:p>
      <text:p text:style-name="Text">Bonnœuvre, Maumusson, le Pin, Saint-Mars-la-Jaille, Saint-Sulpice-des-Landes, Vritz.</text:p>
      <text:p text:style-name="Titre_20_C">5°. — <text:span text:style-name="T9">Canton de Varade.</text:span><text:line-break/><text:span text:style-name="Texte_5f_Par">(5 communes, 8 880 habitants).</text:span></text:p>
      <text:p text:style-name="Text">Belligné, la Chapelle-Saint-Sauveur, Montrelais, la Rouxière, Varade.</text:p>
      <text:p text:style-name="Titre_20_B">V. ARRONDISSEMENT DE PAIMBŒUF<text:line-break/><text:span text:style-name="Texte_5f_Par">(5 cantons, 27 communes, 50 005 habitants).</text:span></text:p>
      <text:p text:style-name="Titre_20_C_20_NS">1°. — <text:span text:style-name="T9">Canton de Bourgneuf.</text:span><text:line-break/><text:span text:style-name="Texte_5f_Par">(6 communes, 8 770 habitants).</text:span></text:p>
      <text:p text:style-name="Text">La Bernerie, Bourgneuf, Chéméré, Fresnay, les Moûtiers, Saint-Hilaire-de-Chaléons.</text:p>
      <text:p text:style-name="Titre_20_C">2°. — <text:span text:style-name="T9">Canton de Paimbœuf.</text:span><text:line-break/><text:span text:style-name="Texte_5f_Par">(3 communes, 4 863 habitants).</text:span></text:p>
      <text:p text:style-name="Text">Corset, Paimbœuf, Saint-Brévin.</text:p>
      <text:p text:style-name="Titre_20_C">3°. — <text:span text:style-name="T9">Canton du Pèlerin.</text:span><text:line-break/><text:span text:style-name="Texte_5f_Par">(8 communes, 15 557 habitants).</text:span></text:p>
      <text:p text:style-name="Text">Cheix, la Montagne, le Pèlerin, Port-Saint-Père, Rouans, Saint-Jean-de-Boiseau, Sainte-Pazanne, Vue.</text:p>
      <text:p text:style-name="Titre_20_C">4°. — <text:span text:style-name="T9">Canton de Pornic.</text:span><text:line-break/><text:span text:style-name="Texte_5f_Par">(6 communes, 11 529 habitants).</text:span></text:p>
      <text:p text:style-name="Text">Arthon, le Clion, la Plaine, Pornic, Saint-Michel-Chef-Chef, Sainte-Marie.</text:p>
      <text:p text:style-name="Titre_20_C"><text:soft-page-break/>5°. — <text:span text:style-name="T9">Canton de Saint-Père-en-Retz.</text:span><text:line-break/><text:span text:style-name="Texte_5f_Par">(4 communes, 9 286 habitants).</text:span></text:p>
      <text:p text:style-name="Text">Chauvé, Frossay, Saint-Père-en-Retz, Saint-Viau.</text:p>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paragraph-properties fo:line-height="0.706cm" fo:text-align="center" style:justify-single-word="false" fo:keep-together="always" fo:orphans="2" fo:widows="2" style:text-autospace="none"/>
      <style:text-properties style:use-window-font-color="true" style:font-name="Times New Roman" fo:font-family="'Times New Roman'" style:font-family-generic="roman" style:font-pitch="variable" fo:font-size="16pt" fo:language="fr" fo:country="F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language-complex="ar" style:country-complex="SA"/>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class="extra">
      <style:paragraph-properties fo:margin-left="0cm" fo:margin-right="0cm" fo:margin-top="0cm" fo:margin-bottom="0.071cm" loext:contextual-spacing="false" fo:line-height="0.388cm" fo:text-align="justify" style:justify-single-word="false" fo:orphans="2" fo:widows="2" fo:text-indent="0.635cm" style:auto-text-indent="false"/>
      <style:text-properties style:use-window-font-color="true" style:font-name="Times New Roman" fo:font-family="'Times New Roman'" style:font-family-generic="roman" style:font-pitch="variable" fo:font-size="9pt" fo:language="fr" fo:country="FR"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Chapitre_20_Titre" style:display-name="Chapitre Titre" style:family="paragraph">
      <style:paragraph-properties fo:margin-top="0cm" fo:margin-bottom="0.847cm" loext:contextual-spacing="false" fo:line-height="0.635cm" fo:text-align="center" style:justify-single-word="false" fo:keep-together="always" fo:orphans="2" fo:widows="2" fo:keep-with-next="always" style:text-autospace="none"/>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exte_20_Ital" style:display-name="Texte Ital" style:family="paragraph">
      <style:paragraph-properties fo:margin-left="0cm" fo:margin-right="0cm" fo:line-height="0.459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1pt" fo:language="fr" fo:country="FR"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style>
    <style:style style:name="Texte_20_Ital_20_Date" style:display-name="Texte Ital Date" style:family="paragraph">
      <style:paragraph-properties fo:margin-left="1.27cm" fo:margin-right="0cm" fo:margin-top="0.423cm" fo:margin-bottom="0cm" loext:contextual-spacing="false" fo:line-height="0.459cm" fo:keep-together="always" fo:orphans="2" fo:widows="2" fo:text-indent="0cm" style:auto-text-indent="false" style:text-autospace="none"/>
      <style:text-properties style:use-window-font-color="true" style:font-name="Times New Roman" fo:font-family="'Times New Roman'" style:font-family-generic="roman" style:font-pitch="variable" fo:font-size="11pt" fo:language="fr" fo:country="FR"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style>
    <style:style style:name="Texte_20_Source" style:display-name="Texte Source" style:family="paragraph">
      <style:paragraph-properties fo:margin-top="0.423cm" fo:margin-bottom="0cm" loext:contextual-spacing="false" fo:line-height="0.459cm" fo:text-align="end" style:justify-single-word="false" fo:keep-together="always" fo:orphans="2" fo:widows="2"/>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Partie_20_Titre_20_NS" style:display-name="Partie Titre NS" style:family="paragraph">
      <style:paragraph-properties fo:margin-top="0cm" fo:margin-bottom="0.423cm" loext:contextual-spacing="false" fo:line-height="0.564cm" fo:text-align="center" style:justify-single-word="false" fo:keep-together="always" fo:orphans="2" fo:widows="2" fo:keep-with-next="always" style:text-autospace="none"/>
      <style:text-properties style:use-window-font-color="true"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style>
    <style:style style:name="Section_20_Titre_20_NS" style:display-name="Section Titre NS" style:family="paragraph">
      <style:paragraph-properties fo:margin-top="0cm" fo:margin-bottom="0.423cm" loext:contextual-spacing="false" fo:line-height="0.564cm" fo:text-align="center" style:justify-single-word="false" fo:keep-together="always" fo:orphans="2" fo:widows="2" fo:keep-with-next="always" style:text-autospace="none"/>
      <style:text-properties fo:color="#800000"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Text" style:family="paragraph" style:class="extra">
      <style:paragraph-properties fo:margin-left="0cm" fo:margin-right="0cm" fo:line-height="0.459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Section_20_Titre" style:display-name="Section Titre" style:family="paragraph">
      <style:paragraph-properties fo:margin-top="0.847cm" fo:margin-bottom="0.423cm" loext:contextual-spacing="false" fo:line-height="0.564cm" fo:text-align="center" style:justify-single-word="false" fo:keep-together="always" fo:orphans="2" fo:widows="2" fo:keep-with-next="always" style:text-autospace="none"/>
      <style:text-properties fo:color="#800000"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Texte_20_1LA" style:display-name="Texte 1LA" style:family="paragraph">
      <style:paragraph-properties fo:margin-left="0cm" fo:margin-right="0cm" fo:margin-top="0.423cm" fo:margin-bottom="0cm" loext:contextual-spacing="false" fo:line-height="0.459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e_20_1LB" style:display-name="Texte 1LB" style:family="paragraph">
      <style:paragraph-properties fo:margin-left="0cm" fo:margin-right="0cm" fo:margin-top="0cm" fo:margin-bottom="0.423cm" loext:contextual-spacing="false" fo:line-height="0.459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e_20_Terme" style:display-name="Texte Terme" style:family="paragraph">
      <style:paragraph-properties fo:margin-left="1.27cm" fo:margin-right="0cm" fo:line-height="0.459cm" fo:orphans="2" fo:widows="2" fo:text-indent="0cm" style:auto-text-indent="fals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e_20_1LAB" style:display-name="Texte 1LAB" style:family="paragraph">
      <style:paragraph-properties fo:margin-left="0cm" fo:margin-right="0cm" fo:margin-top="0.423cm" fo:margin-bottom="0.423cm" loext:contextual-spacing="false" fo:line-height="0.459cm" fo:text-align="justify" style:justify-single-word="false" fo:orphans="2" fo:widows="2" fo:text-indent="0.635cm" style:auto-text-indent="fals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Partie_20_Titre" style:display-name="Partie Titre" style:family="paragraph">
      <style:paragraph-properties fo:margin-top="0.847cm" fo:margin-bottom="0.423cm" loext:contextual-spacing="false" fo:line-height="0.564cm" fo:text-align="center" style:justify-single-word="false" fo:keep-together="always" fo:orphans="2" fo:widows="2" fo:keep-with-next="always" style:text-autospace="none"/>
      <style:text-properties style:use-window-font-color="true" style:font-name="Times New Roman" fo:font-family="'Times New Roman'" style:font-family-generic="roman"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Texte_20_2_20_Tab" style:display-name="Texte 2 Tab" style:family="paragraph">
      <style:paragraph-properties fo:margin-left="0.635cm" fo:margin-right="0cm" fo:line-height="0.423cm" fo:orphans="2" fo:widows="2" fo:text-indent="0cm" style:auto-text-indent="false" style:text-autospace="none">
        <style:tab-stops>
          <style:tab-stop style:position="10.16cm" style:leader-style="dotted" style:leader-text="."/>
          <style:tab-stop style:position="12.065cm" style:type="right"/>
          <style:tab-stop style:position="13.005cm" style:type="right"/>
          <style:tab-stop style:position="13.919cm" style:type="right"/>
        </style:tab-stops>
      </style:paragraph-properties>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e_20_Liste" style:display-name="Texte Liste" style:family="paragraph">
      <style:paragraph-properties fo:margin-left="1.27cm" fo:margin-right="0cm" fo:line-height="0.459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e_20_Circ" style:display-name="Texte Circ" style:family="paragraph">
      <style:paragraph-properties fo:margin-left="1.27cm" fo:margin-right="0cm" fo:line-height="0.459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itre_20_A" style:display-name="Titre A" style:family="paragraph">
      <style:paragraph-properties fo:margin-top="0.847cm" fo:margin-bottom="0.423cm" loext:contextual-spacing="false" fo:line-height="0.529cm" fo:text-align="center" style:justify-single-word="false" fo:keep-together="always" fo:orphans="2" fo:widows="2" fo:keep-with-next="always"/>
      <style:text-properties fo:color="#0000ff"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e_20_Paroisse" style:display-name="Texte Paroisse" style:family="paragraph">
      <style:paragraph-properties fo:margin-left="0.635cm" fo:margin-right="0cm" fo:line-height="0.459cm" fo:orphans="2" fo:widows="2" fo:text-indent="0cm" style:auto-text-indent="false" style:text-autospace="none">
        <style:tab-stops>
          <style:tab-stop style:position="6.985cm"/>
        </style:tab-stops>
      </style:paragraph-properties>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itre_20_B" style:display-name="Titre B" style:family="paragraph">
      <style:paragraph-properties fo:margin-top="0.847cm" fo:margin-bottom="0.423cm" loext:contextual-spacing="false" fo:line-height="0.529cm" fo:text-align="center" style:justify-single-word="false" fo:keep-together="always" fo:orphans="2" fo:widows="2" fo:keep-with-next="always" style:text-autospace="none"/>
      <style:text-properties fo:color="#800080"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itre_20_C_20_NS" style:display-name="Titre C NS" style:family="paragraph">
      <style:paragraph-properties fo:margin-top="0cm" fo:margin-bottom="0.423cm" loext:contextual-spacing="false" fo:line-height="0.529cm" fo:text-align="center" style:justify-single-word="false" fo:keep-together="always" fo:orphans="2" fo:widows="2" fo:keep-with-next="always" style:text-autospace="none"/>
      <style:text-properties fo:color="#993300"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itre_20_C" style:display-name="Titre C" style:family="paragraph">
      <style:paragraph-properties fo:margin-top="0.847cm" fo:margin-bottom="0.423cm" loext:contextual-spacing="false" fo:line-height="0.529cm" fo:text-align="center" style:justify-single-word="false" fo:keep-together="always" fo:orphans="2" fo:widows="2" fo:keep-with-next="always" style:text-autospace="none"/>
      <style:text-properties fo:color="#993300" style:font-name="Times New Roman" fo:font-family="'Times New Roman'" style:font-family-generic="roman"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Default_20_Paragraph_20_Font" style:display-name="Default Paragraph Font" style:family="text"/>
    <style:style style:name="Page" style:family="text" style:parent-style-name="Default_20_Paragraph_20_Font">
      <style:text-properties fo:color="#ff0000" fo:font-size="10pt" style:font-size-asian="10pt" style:font-size-complex="10pt"/>
    </style:style>
    <style:style style:name="Grec" style:family="text" style:parent-style-name="Default_20_Paragraph_20_Fon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Texte_5f_Par" style:display-name="Texte_Par" style:family="text" style:parent-style-name="Default_20_Paragraph_20_Font">
      <style:text-properties fo:font-size="9pt" style:font-size-asian="9pt" style:font-size-complex="9pt"/>
    </style:style>
    <style:style style:name="Footnote_20_Symbol" style:display-name="Footnote Symbol" style:family="text" style:parent-style-name="Default_20_Paragraph_20_Font">
      <style:text-properties style:text-position="super 58%" fo:font-size="10pt" style:font-size-asian="10pt" style:font-size-complex="10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CTIONNAIRE TOPOGRAPHIQUE</dc:title>
    <dc:subject/>
    <meta:keyword/>
    <dc:description/>
    <meta:initial-creator>Balaur Shah</meta:initial-creator>
    <meta:creation-date>2019-02-18T12:33:00</meta:creation-date>
    <dc:date>2019-08-24T18:17:11.354626562</dc:date>
    <meta:editing-cycles>5</meta:editing-cycles>
    <meta:editing-duration>PT6M17S</meta:editing-duration>
    <meta:generator>LibreOffice/6.0.7.3$MacOSX_X86_64 LibreOffice_project/dc89aa7a9eabfd848af146d5086077aeed2ae4a5</meta:generator>
    <meta:document-statistic meta:table-count="0" meta:image-count="0" meta:object-count="0" meta:page-count="31" meta:paragraph-count="632" meta:word-count="8749" meta:character-count="62582" meta:non-whitespace-character-count="54380"/>
  </office:meta>
</office:document-meta>
</file>